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812DD367F4477F24.png" manifest:media-type="image/png"/>
  <manifest:file-entry manifest:full-path="Pictures/100000000000078000000438AE8C8DEF33A7E80C.png" manifest:media-type="image/png"/>
  <manifest:file-entry manifest:full-path="Pictures/100000000000078000000438BFBEECD136CE0EF2.png" manifest:media-type="image/png"/>
  <manifest:file-entry manifest:full-path="Pictures/1000000000000780000004387514C36006567F20.png" manifest:media-type="image/png"/>
  <manifest:file-entry manifest:full-path="Pictures/100000000000078000000438DA43480242418D2D.png" manifest:media-type="image/png"/>
  <manifest:file-entry manifest:full-path="Pictures/1000000000000780000004383133A0179E423264.png" manifest:media-type="image/png"/>
  <manifest:file-entry manifest:full-path="Pictures/10000000000007800000043865A9E86862FFD2EB.png" manifest:media-type="image/png"/>
  <manifest:file-entry manifest:full-path="Pictures/10000000000007800000043871F5A6CEC62CAC1B.png" manifest:media-type="image/png"/>
  <manifest:file-entry manifest:full-path="Pictures/1000020100000063000000861D208CD497E3D6F1.png" manifest:media-type="image/png"/>
  <manifest:file-entry manifest:full-path="Pictures/100000000000078000000438C43D0F5773C37E8E.png" manifest:media-type="image/png"/>
  <manifest:file-entry manifest:full-path="Pictures/1000000000000780000004381F24D57F0AD96C8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in" svg:font-family="MathJax_Main" style:font-pitch="variable"/>
    <style:font-face style:name="MathJax_Math" svg:font-family="MathJax_Math" style:font-pitch="variable"/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cccccc" draw:textarea-horizontal-align="justify" draw:textarea-vertical-align="middle" draw:auto-grow-height="false" fo:min-height="1.447cm" fo:min-width="1.197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0cm"/>
    </style:style>
    <style:style style:name="gr3" style:family="graphic" style:parent-style-name="standard">
      <style:graphic-properties draw:stroke="none" draw:fill-color="#cccccc" draw:textarea-horizontal-align="justify" draw:textarea-vertical-align="middle" draw:auto-grow-height="false" fo:min-height="0.3cm" fo:min-width="0.349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fill-color="#729fcf" draw:textarea-vertical-align="middle" draw:auto-grow-height="false" fo:min-height="5.55cm" fo:min-width="5.1cm" fo:padding-top="0.142cm" fo:padding-bottom="0.142cm" fo:padding-left="0.267cm" fo:padding-right="0.267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width="0.035cm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7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6cm" fo:min-width="0cm"/>
    </style:style>
    <style:style style:name="gr13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6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0cm"/>
    </style:style>
    <style:style style:name="gr27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draw:stroke="solid"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0.678cm" fo:min-width="1.198cm" fo:padding-top="0.142cm" fo:padding-bottom="0.142cm" fo:padding-left="0.267cm" fo:padding-right="0.267cm"/>
    </style:style>
    <style:style style:name="gr29" style:family="graphic" style:parent-style-name="standard">
      <style:graphic-properties draw:stroke="solid"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0.644cm" fo:min-width="1.164cm" fo:padding-top="0.142cm" fo:padding-bottom="0.142cm" fo:padding-left="0.267cm" fo:padding-right="0.267cm"/>
    </style:style>
    <style:style style:name="gr3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39cm" fo:min-width="2.388cm"/>
    </style:style>
    <style:style style:name="gr31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0.644cm" fo:min-width="1.164cm" fo:padding-top="0.142cm" fo:padding-bottom="0.142cm" fo:padding-left="0.267cm" fo:padding-right="0.267cm"/>
    </style:style>
    <style:style style:name="gr3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3" style:family="graphic">
      <style:graphic-properties style:protect="size"/>
    </style:style>
    <style:style style:name="gr34" style:family="graphic" style:parent-style-name="standard">
      <style:graphic-properties draw:stroke="none" draw:fill-color="#cccccc" draw:textarea-vertical-align="middle"/>
    </style:style>
    <style:style style:name="gr35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316cm" fo:min-width="0.066cm" fo:padding-top="0.142cm" fo:padding-bottom="0.142cm" fo:padding-left="0.267cm" fo:padding-right="0.267cm"/>
    </style:style>
    <style:style style:name="gr37" style:family="graphic" style:parent-style-name="standard">
      <style:graphic-properties draw:stroke="solid" svg:stroke-width="0.035cm" svg:stroke-color="#000000" draw:marker-start-width="0.252cm" draw:marker-end-width="0.252cm" draw:fill="solid" draw:fill-color="#b2b2b2" draw:textarea-horizontal-align="justify" draw:textarea-vertical-align="middle" draw:auto-grow-height="false" fo:min-height="0.316cm" fo:min-width="0.066cm" fo:padding-top="0.142cm" fo:padding-bottom="0.142cm" fo:padding-left="0.267cm" fo:padding-right="0.267cm"/>
    </style:style>
    <style:style style:name="gr38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41" style:family="graphic" style:parent-style-name="objectwithoutfill">
      <style:graphic-properties draw:stroke="solid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cm" fo:min-width="0cm"/>
    </style:style>
    <style:style style:name="gr43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4" style:family="graphic" style:parent-style-name="standard">
      <style:graphic-properties draw:stroke="none" draw:fill-color="#b2b2b2" draw:textarea-vertical-align="middle"/>
    </style:style>
    <style:style style:name="gr45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7cm" fo:min-width="0cm"/>
    </style:style>
    <style:style style:name="gr49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458cm" fo:min-width="0.208cm" fo:padding-top="0.142cm" fo:padding-bottom="0.142cm" fo:padding-left="0.267cm" fo:padding-right="0.267cm"/>
    </style:style>
    <style:style style:name="gr50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53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>
      <style:graphic-properties draw:stroke="solid" svg:stroke-width="0.035cm" svg:stroke-color="#000000" draw:marker-start-width="0.252cm" draw:marker-end-width="0.252cm" draw:fill-color="#b2b2b2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58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</style:style>
    <style:style style:name="gr66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67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8cm" fo:min-width="0cm"/>
    </style:style>
    <style:style style:name="gr70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71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73" style:family="graphic" style:parent-style-name="standard">
      <style:graphic-properties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74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7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35cm" fo:min-width="2.1cm" fo:padding-top="0.142cm" fo:padding-bottom="0.142cm" fo:padding-left="0.267cm" fo:padding-right="0.267cm"/>
    </style:style>
    <style:style style:name="gr7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97cm" fo:min-width="2.957cm" fo:padding-top="0.142cm" fo:padding-bottom="0.142cm" fo:padding-left="0.267cm" fo:padding-right="0.267cm"/>
    </style:style>
    <style:style style:name="gr7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52cm" fo:min-width="2.649cm" fo:padding-top="0.142cm" fo:padding-bottom="0.142cm" fo:padding-left="0.267cm" fo:padding-right="0.267cm"/>
    </style:style>
    <style:style style:name="gr79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81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2.116cm" fo:min-width="1.866cm" fo:padding-top="0.142cm" fo:padding-bottom="0.142cm" fo:padding-left="0.267cm" fo:padding-right="0.267cm"/>
    </style:style>
    <style:style style:name="gr82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916cm" fo:min-width="0.666cm" fo:padding-top="0.142cm" fo:padding-bottom="0.142cm" fo:padding-left="0.267cm" fo:padding-right="0.267cm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916cm" fo:min-width="0.666cm" fo:padding-top="0.142cm" fo:padding-bottom="0.142cm" fo:padding-left="0.267cm" fo:padding-right="0.267cm" draw:shadow="hidden" draw:shadow-offset-x="0.2cm" draw:shadow-offset-y="0.2cm" draw:shadow-color="#808080"/>
    </style:style>
    <style:style style:name="gr84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516cm" fo:min-width="0.266cm" fo:padding-top="0.142cm" fo:padding-bottom="0.142cm" fo:padding-left="0.267cm" fo:padding-right="0.267cm"/>
    </style:style>
    <style:style style:name="gr85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1.316cm" fo:min-width="1.066cm" fo:padding-top="0.142cm" fo:padding-bottom="0.142cm" fo:padding-left="0.267cm" fo:padding-right="0.267cm"/>
    </style:style>
    <style:style style:name="gr86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1.916cm" fo:min-width="1.666cm" fo:padding-top="0.142cm" fo:padding-bottom="0.142cm" fo:padding-left="0.267cm" fo:padding-right="0.267cm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266cm" fo:min-width="0.016cm" fo:padding-top="0.142cm" fo:padding-bottom="0.142cm" fo:padding-left="0.267cm" fo:padding-right="0.267cm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266cm" fo:min-width="0.016cm" fo:padding-top="0.142cm" fo:padding-bottom="0.142cm" fo:padding-left="0.267cm" fo:padding-right="0.267cm" draw:shadow="hidden" draw:shadow-offset-x="0.2cm" draw:shadow-offset-y="0.2cm" draw:shadow-color="#808080"/>
    </style:style>
    <style:style style:name="gr89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266cm" fo:min-width="0.016cm" fo:padding-top="0.142cm" fo:padding-bottom="0.142cm" fo:padding-left="0.267cm" fo:padding-right="0.267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266cm" fo:min-width="0.016cm" fo:padding-top="0.142cm" fo:padding-bottom="0.142cm" fo:padding-left="0.267cm" fo:padding-right="0.267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266cm" fo:min-width="0.016cm" fo:padding-top="0.142cm" fo:padding-bottom="0.142cm" fo:padding-left="0.267cm" fo:padding-right="0.267cm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266cm" fo:min-width="0.016cm" fo:padding-top="0.142cm" fo:padding-bottom="0.142cm" fo:padding-left="0.267cm" fo:padding-right="0.267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266cm" fo:min-width="0.016cm" fo:padding-top="0.142cm" fo:padding-bottom="0.142cm" fo:padding-left="0.267cm" fo:padding-right="0.267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1.366cm" fo:min-width="1.116cm" fo:padding-top="0.142cm" fo:padding-bottom="0.142cm" fo:padding-left="0.267cm" fo:padding-right="0.267cm" draw:shadow="hidden" draw:shadow-offset-x="0.2cm" draw:shadow-offset-y="0.2cm" draw:shadow-color="#808080"/>
    </style:style>
    <style:style style:name="gr95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11.596cm, 6.643cm, 11.2cm, 34.51cm)" draw:image-opacity="100%" style:mirror="none"/>
    </style:style>
    <style:style style:name="gr96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9.85cm, 12.297cm, 8.563cm, 27.978cm)" draw:image-opacity="100%" style:mirror="none"/>
    </style:style>
    <style:style style:name="gr97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9.382cm, 19.639cm, 9.35cm, 21.627cm)" draw:image-opacity="100%" style:mirror="none"/>
    </style:style>
    <style:style style:name="gr98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8.383cm, 20.28cm, 10.395cm, 14.916cm)" draw:image-opacity="100%" style:mirror="none"/>
    </style:style>
    <style:style style:name="gr99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11.648cm, 5.401cm, 9.667cm, 38.501cm)" draw:image-opacity="100%" style:mirror="none"/>
    </style:style>
    <style:style style:name="gr100" style:family="graphic" style:parent-style-name="색과_20_선이_20_없는_20_개체">
      <style:graphic-properties draw:stroke="none" draw:fill="none" draw:textarea-vertical-align="middle" draw:shadow="hidden" draw:color-mode="standard" draw:luminance="0%" draw:contrast="0%" draw:gamma="100%" draw:red="0%" draw:green="0%" draw:blue="0%" fo:clip="rect(9.246cm, 8.77cm, 7.053cm, 26.188cm)" draw:image-opacity="100%" style:mirror="none"/>
    </style:style>
    <style:style style:name="gr101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8.437cm, 15.259cm, 5.622cm, 16.67cm)" draw:image-opacity="100%" style:mirror="none"/>
    </style:style>
    <style:style style:name="gr102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8.074cm, 21.065cm, 11.79cm, 22.476cm)" draw:image-opacity="100%" style:mirror="none"/>
    </style:style>
    <style:style style:name="gr103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6.623cm, 14.171cm, 14.693cm, 29.733cm)" draw:image-opacity="100%" style:mirror="none"/>
    </style:style>
    <style:style style:name="gr104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10.977cm, 19.614cm, 5.622cm, 19.21cm)" draw:image-opacity="100%" style:mirror="none"/>
    </style:style>
    <style:style style:name="gr105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10.977cm, 15.985cm, 11.064cm, 23.202cm)" draw:image-opacity="100%" style:mirror="none"/>
    </style:style>
    <style:style style:name="pr1" style:family="presentation" style:parent-style-name="기본값-notes">
      <style:graphic-properties draw:fill-color="#ffffff" fo:min-height="13.364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3pt"/>
    </style:style>
    <style:style style:name="P6" style:family="paragraph">
      <loext:graphic-properties draw:fill-color="#000000"/>
      <style:paragraph-properties fo:text-align="center"/>
      <style:text-properties fo:font-size="13pt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3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3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text-properties style:font-name="MathJax_Math" fo:font-size="13pt"/>
    </style:style>
    <style:style style:name="P10" style:family="paragraph">
      <loext:graphic-properties draw:fill="none" draw:fill-color="#ffffff"/>
      <style:text-properties style:font-name="MathJax_Main" fo:font-size="13pt"/>
    </style:style>
    <style:style style:name="P11" style:family="paragraph">
      <loext:graphic-properties draw:fill="none" draw:fill-color="#ffffff"/>
      <style:text-properties style:font-name="MathJax_Math" fo:font-size="10pt"/>
    </style:style>
    <style:style style:name="P12" style:family="paragraph">
      <loext:graphic-properties draw:fill="none" draw:fill-color="#ffffff"/>
      <style:text-properties style:font-name="MathJax_Main" fo:font-size="10pt"/>
    </style:style>
    <style:style style:name="P13" style:family="paragraph">
      <loext:graphic-properties draw:fill="none" draw:fill-color="#ffffff"/>
      <style:text-properties style:font-name="MathJax_Main" fo:font-size="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-color="#ffffff"/>
    </style:style>
    <style:style style:name="P17" style:family="paragraph">
      <loext:graphic-properties draw:fill="solid" draw:fill-color="#b2b2b2"/>
      <style:paragraph-properties fo:text-align="center"/>
    </style:style>
    <style:style style:name="P18" style:family="paragraph">
      <loext:graphic-properties draw:fill-color="#b2b2b2"/>
      <style:paragraph-properties fo:text-align="center"/>
    </style:style>
    <style:style style:name="P19" style:family="paragraph">
      <style:text-properties fo:font-size="11pt"/>
    </style:style>
    <style:style style:name="P20" style:family="paragraph">
      <loext:graphic-properties draw:fill="none" draw:fill-color="#ffffff"/>
      <style:text-properties style:font-name="MathJax_Math" fo:font-size="11pt"/>
    </style:style>
    <style:style style:name="P21" style:family="paragraph">
      <loext:graphic-properties draw:fill="none" draw:fill-color="#ffffff"/>
      <style:text-properties style:font-name="MathJax_Main" fo:font-size="11pt"/>
    </style:style>
    <style:style style:name="P22" style:family="paragraph">
      <style:text-properties fo:font-size="8pt"/>
    </style:style>
    <style:style style:name="P23" style:family="paragraph">
      <loext:graphic-properties draw:fill="solid" draw:fill-color="#000000"/>
      <style:paragraph-properties fo:text-align="center"/>
    </style:style>
    <style:style style:name="P24" style:family="paragraph">
      <style:text-properties fo:font-size="15pt"/>
    </style:style>
    <style:style style:name="P25" style:family="paragraph">
      <loext:graphic-properties draw:fill="none" draw:fill-color="#ffffff"/>
      <style:text-properties style:font-name="MathJax_Main" fo:font-size="15pt"/>
    </style:style>
    <style:style style:name="P26" style:family="paragraph">
      <style:text-properties fo:font-size="10pt"/>
    </style:style>
    <style:style style:name="P27" style:family="paragraph">
      <style:text-properties fo:font-size="13pt"/>
    </style:style>
    <style:style style:name="P2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8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text-properties style:font-name="MathJax_Math" fo:font-size="13pt"/>
    </style:style>
    <style:style style:name="P30" style:family="paragraph">
      <style:paragraph-properties fo:text-align="center"/>
    </style:style>
    <style:style style:name="P31" style:family="paragraph">
      <loext:graphic-properties draw:fill-color="#ffffff"/>
      <style:text-properties fo:font-size="20pt"/>
    </style:style>
    <style:style style:name="T1" style:family="text">
      <style:text-properties style:font-name="MathJax_Math" fo:font-size="13pt"/>
    </style:style>
    <style:style style:name="T2" style:family="text">
      <style:text-properties style:font-name="MathJax_Main" fo:font-size="13pt"/>
    </style:style>
    <style:style style:name="T3" style:family="text">
      <style:text-properties style:font-name="MathJax_Math" fo:font-size="10pt"/>
    </style:style>
    <style:style style:name="T4" style:family="text">
      <style:text-properties style:font-name="MathJax_Main" fo:font-size="10pt"/>
    </style:style>
    <style:style style:name="T5" style:family="text">
      <style:text-properties style:font-name="MathJax_Main" fo:font-size="8pt" style:font-size-asian="8pt" style:font-size-complex="8pt"/>
    </style:style>
    <style:style style:name="T6" style:family="text">
      <style:text-properties style:font-name="MathJax_Main" fo:font-size="8pt"/>
    </style:style>
    <style:style style:name="T7" style:family="text">
      <style:text-properties style:font-name="MathJax_Math" fo:font-size="8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13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MathJax_Main" fo:font-size="13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MathJax_Math"/>
    </style:style>
    <style:style style:name="T11" style:family="text">
      <style:text-properties style:font-name="MathJax_Main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MathJax_Math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MathJax_Main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1">
        <draw:custom-shape draw:style-name="gr1" draw:text-style-name="P1" draw:layer="layout" svg:width="1.697cm" svg:height="1.697cm" draw:transform="rotate (0.785572696322648) translate (23.591cm 1.8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0.4cm" svg:height="0.4cm" draw:transform="rotate (0.760439955093929) translate (24.241cm 3.26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7cm" svg:height="1.697cm" draw:transform="rotate (-2.35636902311754) translate (25.99cm 4.22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0.4cm" svg:height="0.4cm" draw:transform="rotate (0.760439955093929) translate (20.7cm 3.26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7cm" svg:height="1.697cm" draw:transform="rotate (-0.785398163397449) translate (20.039cm 1.81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0.4cm" svg:height="0.4cm" draw:transform="rotate (0.760439955093929) translate (13.241cm 3.26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7cm" svg:height="1.697cm" draw:transform="rotate (-0.785398163397449) translate (11.422cm 1.8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3" draw:layer="layout" svg:width="5.6cm" svg:height="5.8cm" svg:x="1.303cm" svg:y="5.4cm">
          <text:p/>
          <draw:enhanced-geometry draw:glue-point-type="segments" draw:type="mso-spt100" draw:modifiers="0.354334403882064 179.64227000067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4" draw:layer="layout" svg:width="0.2cm" svg:height="0.2cm" svg:x="6.8cm" svg:y="8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5.032cm" svg:y="8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3.071cm" svg:y="8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1.207cm" svg:y="8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1.953cm" svg:y="6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3.997cm" svg:y="5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6.03cm" svg:y="6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5" draw:layer="layout" svg:x1="8.563cm" svg:y1="3.017cm" svg:x2="11.822cm" svg:y2="3.017cm">
            <text:p/>
          </draw:line>
          <draw:custom-shape draw:style-name="gr7" draw:text-style-name="P6" draw:layer="layout" svg:width="0.143cm" svg:height="0.283cm" draw:transform="rotate (-1.5707963267949) translate (11.955cm 2.94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8" draw:text-style-name="P7" draw:layer="layout" svg:x1="10.203cm" svg:y1="4.589cm" svg:x2="10.203cm" svg:y2="1.454cm">
            <text:p/>
          </draw:line>
          <draw:custom-shape draw:style-name="gr9" draw:text-style-name="P8" draw:layer="layout" svg:width="0.137cm" svg:height="0.273cm" svg:x="10.136cm" svg:y="1.33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0" draw:text-style-name="P9" draw:layer="layout" svg:width="0.701cm" svg:height="0.738cm" svg:x="9.639cm" svg:y="1.089cm">
          <draw:text-box>
            <text:p><text:span text:style-name="T1">y</text:span></text:p>
          </draw:text-box>
        </draw:frame>
        <draw:frame draw:style-name="gr11" draw:text-style-name="P9" draw:layer="layout" svg:width="0.561cm" svg:height="0.737cm" svg:x="11.439cm" svg:y="2.889cm">
          <draw:text-box>
            <text:p><text:span text:style-name="T1">x</text:span></text:p>
          </draw:text-box>
        </draw:frame>
        <draw:frame draw:style-name="gr12" draw:text-style-name="P10" draw:layer="layout" svg:width="0.887cm" svg:height="0.866cm" svg:x="9.552cm" svg:y="2.889cm">
          <draw:text-box>
            <text:p><text:span text:style-name="T2">O</text:span></text:p>
          </draw:text-box>
        </draw:frame>
        <draw:line draw:style-name="gr13" draw:text-style-name="P5" draw:layer="layout" svg:x1="9.023cm" svg:y1="1.834cm" svg:x2="11.423cm" svg:y2="4.24cm">
          <text:p/>
        </draw:line>
        <draw:custom-shape draw:style-name="gr3" draw:text-style-name="P1" draw:layer="layout" svg:width="1.697cm" svg:height="1.697cm" draw:transform="rotate (-0.785398163397449) translate (12.57cm 1.81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g>
          <draw:line draw:style-name="gr6" draw:text-style-name="P5" draw:layer="layout" svg:x1="12.141cm" svg:y1="3.017cm" svg:x2="15.4cm" svg:y2="3.017cm">
            <text:p/>
          </draw:line>
          <draw:custom-shape draw:style-name="gr7" draw:text-style-name="P6" draw:layer="layout" svg:width="0.143cm" svg:height="0.283cm" draw:transform="rotate (-1.5707963267949) translate (15.533cm 2.94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4" draw:text-style-name="P7" draw:layer="layout" svg:x1="13.781cm" svg:y1="4.589cm" svg:x2="13.781cm" svg:y2="1.454cm">
            <text:p/>
          </draw:line>
          <draw:custom-shape draw:style-name="gr15" draw:text-style-name="P8" draw:layer="layout" svg:width="0.137cm" svg:height="0.273cm" svg:x="13.714cm" svg:y="1.33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0" draw:text-style-name="P9" draw:layer="layout" svg:width="0.701cm" svg:height="0.738cm" svg:x="13.217cm" svg:y="1.089cm">
          <draw:text-box>
            <text:p><text:span text:style-name="T1">y</text:span></text:p>
          </draw:text-box>
        </draw:frame>
        <draw:frame draw:style-name="gr11" draw:text-style-name="P9" draw:layer="layout" svg:width="0.561cm" svg:height="0.737cm" svg:x="15.017cm" svg:y="2.889cm">
          <draw:text-box>
            <text:p><text:span text:style-name="T1">x</text:span></text:p>
          </draw:text-box>
        </draw:frame>
        <draw:frame draw:style-name="gr12" draw:text-style-name="P10" draw:layer="layout" svg:width="0.887cm" svg:height="0.866cm" svg:x="13.13cm" svg:y="2.889cm">
          <draw:text-box>
            <text:p><text:span text:style-name="T2">O</text:span></text:p>
          </draw:text-box>
        </draw:frame>
        <draw:line draw:style-name="gr13" draw:text-style-name="P5" draw:layer="layout" svg:x1="12.601cm" svg:y1="1.834cm" svg:x2="15.001cm" svg:y2="4.24cm">
          <text:p/>
        </draw:line>
        <draw:custom-shape draw:style-name="gr3" draw:text-style-name="P1" draw:layer="layout" svg:width="1.697cm" svg:height="1.697cm" draw:transform="rotate (0.785398163397448) translate (16.234cm 1.81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0.4cm" svg:height="0.4cm" draw:transform="rotate (0.760439955093929) translate (16.9cm 3.264cm)">
          <text:p/>
          <draw:enhanced-geometry svg:viewBox="0 0 21600 21600" draw:type="rectangle" draw:enhanced-path="M 0 0 L 21600 0 21600 21600 0 21600 0 0 Z N"/>
        </draw:custom-shape>
        <draw:g>
          <draw:line draw:style-name="gr6" draw:text-style-name="P5" draw:layer="layout" svg:x1="15.8cm" svg:y1="3.017cm" svg:x2="19.059cm" svg:y2="3.017cm">
            <text:p/>
          </draw:line>
          <draw:custom-shape draw:style-name="gr7" draw:text-style-name="P6" draw:layer="layout" svg:width="0.143cm" svg:height="0.283cm" draw:transform="rotate (-1.5707963267949) translate (19.192cm 2.94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6" draw:text-style-name="P7" draw:layer="layout" svg:x1="17.44cm" svg:y1="4.589cm" svg:x2="17.44cm" svg:y2="1.454cm">
            <text:p/>
          </draw:line>
          <draw:custom-shape draw:style-name="gr17" draw:text-style-name="P8" draw:layer="layout" svg:width="0.137cm" svg:height="0.273cm" svg:x="17.373cm" svg:y="1.33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0" draw:text-style-name="P9" draw:layer="layout" svg:width="0.701cm" svg:height="0.738cm" svg:x="16.876cm" svg:y="1.089cm">
          <draw:text-box>
            <text:p><text:span text:style-name="T1">y</text:span></text:p>
          </draw:text-box>
        </draw:frame>
        <draw:frame draw:style-name="gr11" draw:text-style-name="P9" draw:layer="layout" svg:width="0.561cm" svg:height="0.737cm" svg:x="18.676cm" svg:y="2.889cm">
          <draw:text-box>
            <text:p><text:span text:style-name="T1">x</text:span></text:p>
          </draw:text-box>
        </draw:frame>
        <draw:frame draw:style-name="gr12" draw:text-style-name="P10" draw:layer="layout" svg:width="0.887cm" svg:height="0.866cm" svg:x="16.789cm" svg:y="2.889cm">
          <draw:text-box>
            <text:p><text:span text:style-name="T2">O</text:span></text:p>
          </draw:text-box>
        </draw:frame>
        <draw:line draw:style-name="gr13" draw:text-style-name="P5" draw:layer="layout" svg:x1="16.26cm" svg:y1="1.834cm" svg:x2="18.66cm" svg:y2="4.24cm">
          <text:p/>
        </draw:line>
        <draw:custom-shape draw:style-name="gr3" draw:text-style-name="P1" draw:layer="layout" svg:width="1.697cm" svg:height="1.697cm" draw:transform="rotate (-0.785398163397449) translate (22.459cm 1.8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g>
          <draw:line draw:style-name="gr6" draw:text-style-name="P5" draw:layer="layout" svg:x1="19.6cm" svg:y1="3.017cm" svg:x2="22.859cm" svg:y2="3.017cm">
            <text:p/>
          </draw:line>
          <draw:custom-shape draw:style-name="gr7" draw:text-style-name="P6" draw:layer="layout" svg:width="0.143cm" svg:height="0.283cm" draw:transform="rotate (-1.5707963267949) translate (22.992cm 2.94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8" draw:text-style-name="P7" draw:layer="layout" svg:x1="21.24cm" svg:y1="4.589cm" svg:x2="21.24cm" svg:y2="1.454cm">
            <text:p/>
          </draw:line>
          <draw:custom-shape draw:style-name="gr19" draw:text-style-name="P8" draw:layer="layout" svg:width="0.137cm" svg:height="0.273cm" svg:x="21.173cm" svg:y="1.33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0" draw:text-style-name="P9" draw:layer="layout" svg:width="0.701cm" svg:height="0.738cm" svg:x="20.676cm" svg:y="1.089cm">
          <draw:text-box>
            <text:p><text:span text:style-name="T1">y</text:span></text:p>
          </draw:text-box>
        </draw:frame>
        <draw:frame draw:style-name="gr11" draw:text-style-name="P9" draw:layer="layout" svg:width="0.561cm" svg:height="0.737cm" svg:x="22.476cm" svg:y="2.889cm">
          <draw:text-box>
            <text:p><text:span text:style-name="T1">x</text:span></text:p>
          </draw:text-box>
        </draw:frame>
        <draw:frame draw:style-name="gr12" draw:text-style-name="P10" draw:layer="layout" svg:width="0.887cm" svg:height="0.866cm" svg:x="20.589cm" svg:y="2.889cm">
          <draw:text-box>
            <text:p><text:span text:style-name="T2">O</text:span></text:p>
          </draw:text-box>
        </draw:frame>
        <draw:line draw:style-name="gr13" draw:text-style-name="P5" draw:layer="layout" svg:x1="20.06cm" svg:y1="1.834cm" svg:x2="22.46cm" svg:y2="4.24cm">
          <text:p/>
        </draw:line>
        <draw:g>
          <draw:line draw:style-name="gr6" draw:text-style-name="P5" draw:layer="layout" svg:x1="23.141cm" svg:y1="3.017cm" svg:x2="26.4cm" svg:y2="3.017cm">
            <text:p/>
          </draw:line>
          <draw:custom-shape draw:style-name="gr7" draw:text-style-name="P6" draw:layer="layout" svg:width="0.143cm" svg:height="0.283cm" draw:transform="rotate (-1.5707963267949) translate (26.533cm 2.94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0" draw:text-style-name="P7" draw:layer="layout" svg:x1="24.781cm" svg:y1="4.589cm" svg:x2="24.781cm" svg:y2="1.454cm">
            <text:p/>
          </draw:line>
          <draw:custom-shape draw:style-name="gr21" draw:text-style-name="P8" draw:layer="layout" svg:width="0.137cm" svg:height="0.273cm" svg:x="24.714cm" svg:y="1.33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0" draw:text-style-name="P9" draw:layer="layout" svg:width="0.701cm" svg:height="0.738cm" svg:x="24.217cm" svg:y="1.089cm">
          <draw:text-box>
            <text:p><text:span text:style-name="T1">y</text:span></text:p>
          </draw:text-box>
        </draw:frame>
        <draw:frame draw:style-name="gr11" draw:text-style-name="P9" draw:layer="layout" svg:width="0.561cm" svg:height="0.737cm" svg:x="26.017cm" svg:y="2.889cm">
          <draw:text-box>
            <text:p><text:span text:style-name="T1">x</text:span></text:p>
          </draw:text-box>
        </draw:frame>
        <draw:frame draw:style-name="gr12" draw:text-style-name="P10" draw:layer="layout" svg:width="0.887cm" svg:height="0.866cm" svg:x="24.13cm" svg:y="2.889cm">
          <draw:text-box>
            <text:p><text:span text:style-name="T2">O</text:span></text:p>
          </draw:text-box>
        </draw:frame>
        <draw:line draw:style-name="gr13" draw:text-style-name="P5" draw:layer="layout" svg:x1="23.601cm" svg:y1="1.834cm" svg:x2="26.001cm" svg:y2="4.24cm">
          <text:p/>
        </draw:line>
        <draw:g>
          <draw:line draw:style-name="gr13" draw:text-style-name="P5" draw:layer="layout" svg:x1="11.439cm" svg:y1="1.77cm" svg:x2="10.087cm" svg:y2="3.125cm">
            <text:p/>
          </draw:line>
          <draw:line draw:style-name="gr13" draw:text-style-name="P5" draw:layer="layout" svg:x1="9.824cm" svg:y1="3.389cm" svg:x2="9.039cm" svg:y2="4.176cm">
            <text:p/>
          </draw:line>
        </draw:g>
        <draw:g>
          <draw:line draw:style-name="gr13" draw:text-style-name="P5" draw:layer="layout" svg:x1="15cm" svg:y1="1.77cm" svg:x2="13.648cm" svg:y2="3.125cm">
            <text:p/>
          </draw:line>
          <draw:line draw:style-name="gr13" draw:text-style-name="P5" draw:layer="layout" svg:x1="13.385cm" svg:y1="3.389cm" svg:x2="12.6cm" svg:y2="4.176cm">
            <text:p/>
          </draw:line>
        </draw:g>
        <draw:g>
          <draw:line draw:style-name="gr13" draw:text-style-name="P5" draw:layer="layout" svg:x1="18.66cm" svg:y1="1.77cm" svg:x2="17.308cm" svg:y2="3.125cm">
            <text:p/>
          </draw:line>
          <draw:line draw:style-name="gr13" draw:text-style-name="P5" draw:layer="layout" svg:x1="17.045cm" svg:y1="3.389cm" svg:x2="16.26cm" svg:y2="4.176cm">
            <text:p/>
          </draw:line>
        </draw:g>
        <draw:g>
          <draw:line draw:style-name="gr13" draw:text-style-name="P5" draw:layer="layout" svg:x1="22.46cm" svg:y1="1.77cm" svg:x2="21.108cm" svg:y2="3.125cm">
            <text:p/>
          </draw:line>
          <draw:line draw:style-name="gr13" draw:text-style-name="P5" draw:layer="layout" svg:x1="20.845cm" svg:y1="3.389cm" svg:x2="20.06cm" svg:y2="4.176cm">
            <text:p/>
          </draw:line>
        </draw:g>
        <draw:g>
          <draw:line draw:style-name="gr13" draw:text-style-name="P5" draw:layer="layout" svg:x1="26cm" svg:y1="1.77cm" svg:x2="24.648cm" svg:y2="3.125cm">
            <text:p/>
          </draw:line>
          <draw:line draw:style-name="gr13" draw:text-style-name="P5" draw:layer="layout" svg:x1="24.385cm" svg:y1="3.389cm" svg:x2="23.6cm" svg:y2="4.176cm">
            <text:p/>
          </draw:line>
        </draw:g>
        <draw:g>
          <draw:line draw:style-name="gr6" draw:text-style-name="P5" draw:layer="layout" svg:x1="10.671cm" svg:y1="8.428cm" svg:x2="16.098cm" svg:y2="8.428cm">
            <text:p/>
          </draw:line>
          <draw:custom-shape draw:style-name="gr7" draw:text-style-name="P6" draw:layer="layout" svg:width="0.121cm" svg:height="0.24cm" draw:transform="rotate (-1.5707963267949) translate (16.211cm 8.368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2" draw:text-style-name="P7" draw:layer="layout" svg:x1="11.274cm" svg:y1="10cm" svg:x2="11.274cm" svg:y2="6.865cm">
            <text:p/>
          </draw:line>
          <draw:custom-shape draw:style-name="gr23" draw:text-style-name="P8" draw:layer="layout" svg:width="0.137cm" svg:height="0.273cm" svg:x="11.207cm" svg:y="6.74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24" draw:text-style-name="P11" draw:layer="layout" svg:width="1.2cm" svg:height="0.666cm" svg:x="10.4cm" svg:y="6.425cm">
          <draw:text-box>
            <text:p><text:span text:style-name="T3">v</text:span><text:span text:style-name="T4">(</text:span><text:span text:style-name="T3">t</text:span><text:span text:style-name="T4">)</text:span></text:p>
          </draw:text-box>
        </draw:frame>
        <draw:frame draw:style-name="gr25" draw:text-style-name="P11" draw:layer="layout" svg:width="2.2cm" svg:height="1.1cm" svg:x="15.666cm" svg:y="8.4cm">
          <draw:text-box>
            <text:p><text:span text:style-name="T3">t</text:span><text:span text:style-name="T5">(s</text:span><text:span text:style-name="T5">ec</text:span><text:span text:style-name="T5">on</text:span><text:span text:style-name="T5">ds</text:span><text:span text:style-name="T5">)</text:span></text:p>
          </draw:text-box>
        </draw:frame>
        <draw:frame draw:style-name="gr12" draw:text-style-name="P12" draw:layer="layout" svg:width="0.887cm" svg:height="0.866cm" svg:x="10.679cm" svg:y="8.278cm">
          <draw:text-box>
            <text:p><text:span text:style-name="T4">O</text:span></text:p>
          </draw:text-box>
        </draw:frame>
        <draw:line draw:style-name="gr13" draw:text-style-name="P5" draw:layer="layout" svg:x1="11.274cm" svg:y1="7.3cm" svg:x2="14.374cm" svg:y2="7.3cm">
          <text:p/>
        </draw:line>
        <draw:line draw:style-name="gr13" draw:text-style-name="P5" draw:layer="layout" svg:x1="11.274cm" svg:y1="9.544cm" svg:x2="13.134cm" svg:y2="9.544cm">
          <text:p/>
        </draw:line>
        <draw:frame draw:style-name="gr26" draw:text-style-name="P13" draw:layer="layout" svg:width="0.644cm" svg:height="0.581cm" svg:x="10.811cm" svg:y="7.021cm">
          <draw:text-box>
            <text:p><text:span text:style-name="T6">2</text:span></text:p>
          </draw:text-box>
        </draw:frame>
        <draw:frame draw:style-name="gr26" draw:text-style-name="P13" draw:layer="layout" svg:width="0.863cm" svg:height="0.581cm" svg:x="10.677cm" svg:y="9.265cm">
          <draw:text-box>
            <text:p><text:span text:style-name="T7">-</text:span><text:span text:style-name="T6">2</text:span></text:p>
          </draw:text-box>
        </draw:frame>
        <draw:g>
          <draw:line draw:style-name="gr27" draw:text-style-name="P14" draw:layer="layout" svg:x1="11.274cm" svg:y1="8.428cm" svg:x2="11.894cm" svg:y2="7.3cm">
            <text:p/>
          </draw:line>
          <draw:line draw:style-name="gr27" draw:text-style-name="P14" draw:layer="layout" svg:x1="12.514cm" svg:y1="8.428cm" svg:x2="11.894cm" svg:y2="7.3cm">
            <text:p/>
          </draw:line>
          <draw:line draw:style-name="gr27" draw:text-style-name="P14" draw:layer="layout" svg:x1="13.134cm" svg:y1="9.556cm" svg:x2="12.514cm" svg:y2="8.428cm">
            <text:p/>
          </draw:line>
          <draw:line draw:style-name="gr27" draw:text-style-name="P14" draw:layer="layout" svg:x1="13.134cm" svg:y1="9.556cm" svg:x2="13.754cm" svg:y2="8.428cm">
            <text:p/>
          </draw:line>
          <draw:line draw:style-name="gr27" draw:text-style-name="P14" draw:layer="layout" svg:x1="13.754cm" svg:y1="8.428cm" svg:x2="14.374cm" svg:y2="7.3cm">
            <text:p/>
          </draw:line>
          <draw:line draw:style-name="gr27" draw:text-style-name="P14" draw:layer="layout" svg:x1="14.372cm" svg:y1="7.3cm" svg:x2="14.992cm" svg:y2="7.3cm">
            <text:p/>
          </draw:line>
          <draw:line draw:style-name="gr27" draw:text-style-name="P14" draw:layer="layout" svg:x1="15.611cm" svg:y1="8.428cm" svg:x2="14.991cm" svg:y2="7.3cm">
            <text:p/>
          </draw:line>
        </draw:g>
        <draw:line draw:style-name="gr13" draw:text-style-name="P5" draw:layer="layout" svg:x1="14.374cm" svg:y1="8.428cm" svg:x2="14.374cm" svg:y2="7.3cm">
          <text:p/>
        </draw:line>
        <draw:line draw:style-name="gr13" draw:text-style-name="P5" draw:layer="layout" svg:x1="14.98cm" svg:y1="8.428cm" svg:x2="14.98cm" svg:y2="7.3cm">
          <text:p/>
        </draw:line>
        <draw:line draw:style-name="gr13" draw:text-style-name="P5" draw:layer="layout" svg:x1="11.889cm" svg:y1="8.428cm" svg:x2="11.889cm" svg:y2="7.3cm">
          <text:p/>
        </draw:line>
        <draw:line draw:style-name="gr13" draw:text-style-name="P5" draw:layer="layout" svg:x1="13.134cm" svg:y1="9.544cm" svg:x2="13.134cm" svg:y2="8.416cm">
          <text:p/>
        </draw:line>
        <draw:frame draw:style-name="gr26" draw:text-style-name="P13" draw:layer="layout" svg:width="0.644cm" svg:height="0.581cm" svg:x="11.567cm" svg:y="8.322cm">
          <draw:text-box>
            <text:p><text:span text:style-name="T6">1</text:span></text:p>
          </draw:text-box>
        </draw:frame>
        <draw:frame draw:style-name="gr26" draw:text-style-name="P13" draw:layer="layout" svg:width="0.644cm" svg:height="0.581cm" svg:x="12.112cm" svg:y="8.322cm">
          <draw:text-box>
            <text:p><text:span text:style-name="T6">2</text:span></text:p>
          </draw:text-box>
        </draw:frame>
        <draw:frame draw:style-name="gr26" draw:text-style-name="P13" draw:layer="layout" svg:width="0.644cm" svg:height="0.581cm" svg:x="12.811cm" svg:y="7.989cm">
          <draw:text-box>
            <text:p><text:span text:style-name="T6">3</text:span></text:p>
          </draw:text-box>
        </draw:frame>
        <draw:frame draw:style-name="gr26" draw:text-style-name="P13" draw:layer="layout" svg:width="0.644cm" svg:height="0.581cm" svg:x="14.055cm" svg:y="8.322cm">
          <draw:text-box>
            <text:p><text:span text:style-name="T6">5</text:span></text:p>
          </draw:text-box>
        </draw:frame>
        <draw:frame draw:style-name="gr26" draw:text-style-name="P13" draw:layer="layout" svg:width="0.644cm" svg:height="0.581cm" svg:x="13.567cm" svg:y="8.322cm">
          <draw:text-box>
            <text:p><text:span text:style-name="T6">4</text:span></text:p>
          </draw:text-box>
        </draw:frame>
        <draw:frame draw:style-name="gr26" draw:text-style-name="P13" draw:layer="layout" svg:width="0.644cm" svg:height="0.581cm" svg:x="14.644cm" svg:y="8.322cm">
          <draw:text-box>
            <text:p><text:span text:style-name="T6">6</text:span></text:p>
          </draw:text-box>
        </draw:frame>
        <draw:frame draw:style-name="gr26" draw:text-style-name="P13" draw:layer="layout" svg:width="0.644cm" svg:height="0.581cm" svg:x="15.288cm" svg:y="8.322cm">
          <draw:text-box>
            <text:p><text:span text:style-name="T6">7</text:span></text:p>
          </draw:text-box>
        </draw:frame>
        <draw:custom-shape draw:style-name="gr28" draw:text-style-name="P3" draw:layer="layout" svg:width="2.4cm" svg:height="1.312cm" svg:x="21.33cm" svg:y="6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" draw:layer="layout" svg:width="2.4cm" svg:height="1.312cm" svg:x="21.33cm" svg:y="9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5" draw:layer="layout" svg:width="2.888cm" svg:height="0.789cm" svg:x="21cm" svg:y="9.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2.4cm" svg:height="1.312cm" svg:x="21.331cm" svg:y="9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4" draw:layer="layout" svg:x1="21.331cm" svg:y1="7.048cm" svg:x2="21.33cm" svg:y2="10.2cm">
          <text:p/>
        </draw:line>
        <draw:line draw:style-name="gr32" draw:text-style-name="P14" draw:layer="layout" svg:x1="23.73cm" svg:y1="7.067cm" svg:x2="23.73cm" svg:y2="10.2cm">
          <text:p/>
        </draw:line>
        <presentation:notes draw:style-name="dp2">
          <draw:page-thumbnail draw:style-name="gr33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1">
        <draw:polygon draw:style-name="gr34" draw:text-style-name="P1" draw:layer="layout" svg:width="2.059cm" svg:height="0.943cm" svg:x="11.003cm" svg:y="10.74cm" svg:viewBox="0 0 2060 944" draw:points="0,944 2060,944 1796,0">
          <text:p/>
        </draw:polygon>
        <draw:frame draw:style-name="gr35" draw:text-style-name="P14" draw:layer="layout" svg:width="3.354cm" svg:height="4.54cm" svg:x="6.8cm" svg:y="0.6cm">
          <draw:image xlink:href="Pictures/1000020100000063000000861D208CD497E3D6F1.png" xlink:type="simple" xlink:show="embed" xlink:actuate="onLoad">
            <text:p/>
          </draw:image>
        </draw:frame>
        <draw:custom-shape draw:style-name="gr36" draw:text-style-name="P15" draw:layer="layout" svg:width="0.6cm" svg:height="0.6cm" svg:x="14cm" svg:y="1.49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svg:x="14.6cm" svg:y="1.49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svg:x="15.2cm" svg:y="1.49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svg:x="14cm" svg:y="2.09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6cm" svg:x="14.6cm" svg:y="2.09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6cm" svg:x="15.2cm" svg:y="2.099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0.887cm" svg:height="0.866cm" svg:x="13.59cm" svg:y="0.981cm">
          <draw:text-box>
            <text:p><text:span text:style-name="T4">A</text:span></text:p>
          </draw:text-box>
        </draw:frame>
        <draw:frame draw:style-name="gr12" draw:text-style-name="P12" draw:layer="layout" svg:width="0.887cm" svg:height="0.866cm" svg:x="13.59cm" svg:y="2.572cm">
          <draw:text-box>
            <text:p><text:span text:style-name="T4">B</text:span></text:p>
          </draw:text-box>
        </draw:frame>
        <draw:frame draw:style-name="gr12" draw:text-style-name="P12" draw:layer="layout" svg:width="0.887cm" svg:height="0.866cm" svg:x="15.436cm" svg:y="2.572cm">
          <draw:text-box>
            <text:p><text:span text:style-name="T4">C</text:span></text:p>
          </draw:text-box>
        </draw:frame>
        <draw:frame draw:style-name="gr12" draw:text-style-name="P12" draw:layer="layout" svg:width="0.887cm" svg:height="0.866cm" svg:x="15.436cm" svg:y="0.976cm">
          <draw:text-box>
            <text:p><text:span text:style-name="T4">D</text:span></text:p>
          </draw:text-box>
        </draw:frame>
        <draw:frame draw:style-name="gr24" draw:text-style-name="P12" draw:layer="layout" svg:width="1.123cm" svg:height="0.666cm" svg:x="14.405cm" svg:y="0.6cm">
          <draw:text-box>
            <text:p><text:span text:style-name="T4">(</text:span><text:span text:style-name="T3">α</text:span><text:span text:style-name="T4">)</text:span></text:p>
          </draw:text-box>
        </draw:frame>
        <draw:custom-shape draw:style-name="gr37" draw:text-style-name="P17" draw:layer="layout" svg:width="0.6cm" svg:height="0.6cm" svg:x="17.677cm" svg:y="1.29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6cm" svg:x="18.277cm" svg:y="1.29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6cm" svg:x="18.877cm" svg:y="1.29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6cm" svg:x="17.677cm" svg:y="1.89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svg:x="18.277cm" svg:y="1.89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svg:x="18.877cm" svg:y="1.899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0.887cm" svg:height="0.866cm" svg:x="17.267cm" svg:y="0.781cm">
          <draw:text-box>
            <text:p><text:span text:style-name="T4">B</text:span></text:p>
          </draw:text-box>
        </draw:frame>
        <draw:frame draw:style-name="gr12" draw:text-style-name="P12" draw:layer="layout" svg:width="0.887cm" svg:height="0.866cm" svg:x="17.267cm" svg:y="2.979cm">
          <draw:text-box>
            <text:p><text:span text:style-name="T4">E</text:span></text:p>
          </draw:text-box>
        </draw:frame>
        <draw:frame draw:style-name="gr12" draw:text-style-name="P12" draw:layer="layout" svg:width="0.887cm" svg:height="0.866cm" svg:x="19.113cm" svg:y="2.979cm">
          <draw:text-box>
            <text:p><text:span text:style-name="T4">F</text:span></text:p>
          </draw:text-box>
        </draw:frame>
        <draw:frame draw:style-name="gr12" draw:text-style-name="P12" draw:layer="layout" svg:width="0.887cm" svg:height="0.866cm" svg:x="19.113cm" svg:y="0.776cm">
          <draw:text-box>
            <text:p><text:span text:style-name="T4">C</text:span></text:p>
          </draw:text-box>
        </draw:frame>
        <draw:frame draw:style-name="gr24" draw:text-style-name="P12" draw:layer="layout" svg:width="1.123cm" svg:height="0.666cm" svg:x="18.082cm" svg:y="0.4cm">
          <draw:text-box>
            <text:p><text:span text:style-name="T4">(</text:span><text:span text:style-name="T3">β</text:span><text:span text:style-name="T4">)</text:span></text:p>
          </draw:text-box>
        </draw:frame>
        <draw:custom-shape draw:style-name="gr36" draw:text-style-name="P15" draw:layer="layout" svg:width="0.6cm" svg:height="0.6cm" svg:x="17.677cm" svg:y="2.49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svg:x="18.277cm" svg:y="2.49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6cm" svg:x="18.877cm" svg:y="2.49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6cm" draw:transform="rotate (1.5707963267949) translate (11.716cm 6.2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1.716cm 5.6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1.715cm 5.0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2.316cm 6.2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2.316cm 5.674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6cm" draw:transform="rotate (1.5707963267949) translate (12.316cm 5.074cm)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0.887cm" svg:height="0.866cm" svg:x="11.354cm" svg:y="3.952cm">
          <draw:text-box>
            <text:p><text:span text:style-name="T4">C</text:span></text:p>
          </draw:text-box>
        </draw:frame>
        <draw:frame draw:style-name="gr12" draw:text-style-name="P12" draw:layer="layout" svg:width="0.887cm" svg:height="0.866cm" svg:x="11.354cm" svg:y="6.173cm">
          <draw:text-box>
            <text:p><text:span text:style-name="T4">F</text:span></text:p>
          </draw:text-box>
        </draw:frame>
        <draw:frame draw:style-name="gr12" draw:text-style-name="P12" draw:layer="layout" svg:width="0.887cm" svg:height="0.866cm" svg:x="12.513cm" svg:y="6.173cm">
          <draw:text-box>
            <text:p><text:span text:style-name="T4">G</text:span></text:p>
          </draw:text-box>
        </draw:frame>
        <draw:frame draw:style-name="gr12" draw:text-style-name="P12" draw:layer="layout" svg:width="0.887cm" svg:height="0.866cm" svg:x="12.513cm" svg:y="3.947cm">
          <draw:text-box>
            <text:p><text:span text:style-name="T4">D</text:span></text:p>
          </draw:text-box>
        </draw:frame>
        <draw:custom-shape draw:style-name="gr37" draw:text-style-name="P17" draw:layer="layout" svg:width="0.6cm" svg:height="0.6cm" draw:transform="rotate (1.5707963267949) translate (14.162cm 6.274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6cm" draw:transform="rotate (1.5707963267949) translate (14.162cm 5.674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6cm" draw:transform="rotate (1.5707963267949) translate (14.161cm 5.074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6cm" draw:transform="rotate (1.5707963267949) translate (14.762cm 6.2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4.762cm 5.6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4.762cm 5.074cm)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0.887cm" svg:height="0.866cm" svg:x="13.8cm" svg:y="3.952cm">
          <draw:text-box>
            <text:p><text:span text:style-name="T4">C</text:span></text:p>
          </draw:text-box>
        </draw:frame>
        <draw:frame draw:style-name="gr12" draw:text-style-name="P12" draw:layer="layout" svg:width="0.887cm" svg:height="0.866cm" svg:x="13.8cm" svg:y="6.173cm">
          <draw:text-box>
            <text:p><text:span text:style-name="T4">F</text:span></text:p>
          </draw:text-box>
        </draw:frame>
        <draw:frame draw:style-name="gr12" draw:text-style-name="P12" draw:layer="layout" svg:width="0.887cm" svg:height="0.866cm" svg:x="14.959cm" svg:y="6.173cm">
          <draw:text-box>
            <text:p><text:span text:style-name="T4">G</text:span></text:p>
          </draw:text-box>
        </draw:frame>
        <draw:frame draw:style-name="gr12" draw:text-style-name="P12" draw:layer="layout" svg:width="0.887cm" svg:height="0.866cm" svg:x="14.959cm" svg:y="3.947cm">
          <draw:text-box>
            <text:p><text:span text:style-name="T4">D</text:span></text:p>
          </draw:text-box>
        </draw:frame>
        <draw:custom-shape draw:style-name="gr36" draw:text-style-name="P15" draw:layer="layout" svg:width="0.6cm" svg:height="0.6cm" draw:transform="rotate (1.5707963267949) translate (16.716cm 6.274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6cm" draw:transform="rotate (1.5707963267949) translate (16.716cm 5.6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6.715cm 5.0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7.316cm 6.2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7.316cm 5.6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7.316cm 5.074cm)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0.887cm" svg:height="0.866cm" svg:x="16.354cm" svg:y="3.952cm">
          <draw:text-box>
            <text:p><text:span text:style-name="T4">C</text:span></text:p>
          </draw:text-box>
        </draw:frame>
        <draw:frame draw:style-name="gr12" draw:text-style-name="P12" draw:layer="layout" svg:width="0.887cm" svg:height="0.866cm" svg:x="16.354cm" svg:y="6.173cm">
          <draw:text-box>
            <text:p><text:span text:style-name="T4">F</text:span></text:p>
          </draw:text-box>
        </draw:frame>
        <draw:frame draw:style-name="gr12" draw:text-style-name="P12" draw:layer="layout" svg:width="0.887cm" svg:height="0.866cm" svg:x="17.513cm" svg:y="6.173cm">
          <draw:text-box>
            <text:p><text:span text:style-name="T4">G</text:span></text:p>
          </draw:text-box>
        </draw:frame>
        <draw:frame draw:style-name="gr12" draw:text-style-name="P12" draw:layer="layout" svg:width="0.887cm" svg:height="0.866cm" svg:x="17.513cm" svg:y="3.947cm">
          <draw:text-box>
            <text:p><text:span text:style-name="T4">D</text:span></text:p>
          </draw:text-box>
        </draw:frame>
        <draw:custom-shape draw:style-name="gr36" draw:text-style-name="P15" draw:layer="layout" svg:width="0.6cm" svg:height="0.6cm" draw:transform="rotate (1.5707963267949) translate (18.962cm 6.274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6cm" draw:transform="rotate (1.5707963267949) translate (18.962cm 5.6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8.961cm 5.0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9.562cm 6.2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9.562cm 5.674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6cm" draw:transform="rotate (1.5707963267949) translate (19.562cm 5.074cm)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0.887cm" svg:height="0.866cm" svg:x="18.6cm" svg:y="3.952cm">
          <draw:text-box>
            <text:p><text:span text:style-name="T4">C</text:span></text:p>
          </draw:text-box>
        </draw:frame>
        <draw:frame draw:style-name="gr12" draw:text-style-name="P12" draw:layer="layout" svg:width="0.887cm" svg:height="0.866cm" svg:x="18.6cm" svg:y="6.173cm">
          <draw:text-box>
            <text:p><text:span text:style-name="T4">F</text:span></text:p>
          </draw:text-box>
        </draw:frame>
        <draw:frame draw:style-name="gr12" draw:text-style-name="P12" draw:layer="layout" svg:width="0.887cm" svg:height="0.866cm" svg:x="19.759cm" svg:y="6.173cm">
          <draw:text-box>
            <text:p><text:span text:style-name="T4">G</text:span></text:p>
          </draw:text-box>
        </draw:frame>
        <draw:frame draw:style-name="gr12" draw:text-style-name="P12" draw:layer="layout" svg:width="0.887cm" svg:height="0.866cm" svg:x="19.759cm" svg:y="3.947cm">
          <draw:text-box>
            <text:p><text:span text:style-name="T4">D</text:span></text:p>
          </draw:text-box>
        </draw:frame>
        <draw:custom-shape draw:style-name="gr36" draw:text-style-name="P15" draw:layer="layout" svg:width="0.6cm" svg:height="0.6cm" draw:transform="rotate (1.5707963267949) translate (21.162cm 6.2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21.162cm 5.6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21.161cm 5.0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21.762cm 6.274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6cm" draw:transform="rotate (1.5707963267949) translate (21.762cm 5.674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6cm" draw:transform="rotate (1.5707963267949) translate (21.762cm 5.074cm)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0.887cm" svg:height="0.866cm" svg:x="20.8cm" svg:y="3.952cm">
          <draw:text-box>
            <text:p><text:span text:style-name="T4">C</text:span></text:p>
          </draw:text-box>
        </draw:frame>
        <draw:frame draw:style-name="gr12" draw:text-style-name="P12" draw:layer="layout" svg:width="0.887cm" svg:height="0.866cm" svg:x="20.8cm" svg:y="6.173cm">
          <draw:text-box>
            <text:p><text:span text:style-name="T4">F</text:span></text:p>
          </draw:text-box>
        </draw:frame>
        <draw:frame draw:style-name="gr12" draw:text-style-name="P12" draw:layer="layout" svg:width="0.887cm" svg:height="0.866cm" svg:x="21.959cm" svg:y="6.173cm">
          <draw:text-box>
            <text:p><text:span text:style-name="T4">G</text:span></text:p>
          </draw:text-box>
        </draw:frame>
        <draw:frame draw:style-name="gr12" draw:text-style-name="P12" draw:layer="layout" svg:width="0.887cm" svg:height="0.866cm" svg:x="21.959cm" svg:y="3.947cm">
          <draw:text-box>
            <text:p><text:span text:style-name="T4">D</text:span></text:p>
          </draw:text-box>
        </draw:frame>
        <draw:g>
          <draw:line draw:style-name="gr6" draw:text-style-name="P5" draw:layer="layout" svg:x1="10.4cm" svg:y1="11.684cm" svg:x2="15.827cm" svg:y2="11.684cm">
            <text:p/>
          </draw:line>
          <draw:custom-shape draw:style-name="gr7" draw:text-style-name="P6" draw:layer="layout" svg:width="0.121cm" svg:height="0.24cm" draw:transform="rotate (-1.5707963267949) translate (15.94cm 11.62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38" draw:text-style-name="P7" draw:layer="layout" svg:x1="11.003cm" svg:y1="12.117cm" svg:x2="11.003cm" svg:y2="8.982cm">
            <text:p/>
          </draw:line>
          <draw:custom-shape draw:style-name="gr39" draw:text-style-name="P8" draw:layer="layout" svg:width="0.137cm" svg:height="0.273cm" svg:x="10.936cm" svg:y="8.862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0" draw:text-style-name="P11" draw:layer="layout" svg:width="1.2cm" svg:height="0.6cm" svg:x="10.481cm" svg:y="8.688cm">
          <draw:text-box>
            <text:p><text:span text:style-name="T3">y</text:span></text:p>
          </draw:text-box>
        </draw:frame>
        <draw:frame draw:style-name="gr40" draw:text-style-name="P11" draw:layer="layout" svg:width="0.668cm" svg:height="0.6cm" svg:x="15.395cm" svg:y="11.624cm">
          <draw:text-box>
            <text:p><text:span text:style-name="T3">x</text:span></text:p>
          </draw:text-box>
        </draw:frame>
        <draw:frame draw:style-name="gr12" draw:text-style-name="P12" draw:layer="layout" svg:width="0.887cm" svg:height="0.866cm" svg:x="10.818cm" svg:y="11.554cm">
          <draw:text-box>
            <text:p><text:span text:style-name="T4">O</text:span></text:p>
          </draw:text-box>
        </draw:frame>
        <draw:line draw:style-name="gr41" draw:text-style-name="P5" draw:layer="layout" svg:x1="10.463cm" svg:y1="9.699cm" svg:x2="15.663cm" svg:y2="9.699cm">
          <text:p/>
        </draw:line>
        <draw:frame draw:style-name="gr24" draw:text-style-name="P12" draw:layer="layout" svg:width="0.644cm" svg:height="0.666cm" svg:x="10.518cm" svg:y="9.187cm">
          <draw:text-box>
            <text:p><text:span text:style-name="T4">2</text:span></text:p>
          </draw:text-box>
        </draw:frame>
        <draw:frame draw:style-name="gr42" draw:text-style-name="P12" draw:layer="layout" svg:width="1.8cm" svg:height="0.74cm" svg:x="12.818cm" svg:y="11.609cm">
          <draw:text-box>
            <text:p><text:span text:style-name="T4">A</text:span><text:span text:style-name="T4">(2</text:span><text:span text:style-name="T4">, </text:span><text:span text:style-name="T4">0)</text:span></text:p>
          </draw:text-box>
        </draw:frame>
        <draw:line draw:style-name="gr41" draw:text-style-name="P5" draw:layer="layout" svg:x1="10.519cm" svg:y1="11.948cm" svg:x2="15.663cm" svg:y2="9.224cm">
          <text:p/>
        </draw:line>
        <draw:line draw:style-name="gr41" draw:text-style-name="P5" draw:layer="layout" svg:x1="11.003cm" svg:y1="11.684cm" svg:x2="12.516cm" svg:y2="9.706cm">
          <text:p/>
        </draw:line>
        <draw:line draw:style-name="gr41" draw:text-style-name="P5" draw:layer="layout" svg:x1="13.063cm" svg:y1="11.684cm" svg:x2="12.516cm" svg:y2="9.706cm">
          <text:p/>
        </draw:line>
        <draw:frame draw:style-name="gr24" draw:text-style-name="P11" draw:layer="layout" svg:width="2.051cm" svg:height="0.666cm" svg:x="14.463cm" svg:y="8.559cm">
          <draw:text-box>
            <text:p><text:span text:style-name="T3">y </text:span><text:span text:style-name="T4">=</text:span><text:span text:style-name="T3"> <text:s/></text:span><text:span text:style-name="T3"><text:s text:c="3"/></text:span><text:span text:style-name="T3">x</text:span></text:p>
          </draw:text-box>
        </draw:frame>
        <draw:line draw:style-name="gr43" draw:text-style-name="P14" draw:layer="layout" svg:x1="15.341cm" svg:y1="8.911cm" svg:x2="15.621cm" svg:y2="8.911cm">
          <text:p/>
        </draw:line>
        <draw:frame draw:style-name="gr24" draw:text-style-name="P12" draw:layer="layout" svg:width="0.644cm" svg:height="0.666cm" svg:x="15.141cm" svg:y="8.4cm">
          <draw:text-box>
            <text:p><text:span text:style-name="T4">1</text:span></text:p>
          </draw:text-box>
        </draw:frame>
        <draw:frame draw:style-name="gr24" draw:text-style-name="P12" draw:layer="layout" svg:width="0.644cm" svg:height="0.666cm" svg:x="15.141cm" svg:y="8.767cm">
          <draw:text-box>
            <text:p><text:span text:style-name="T4">2</text:span></text:p>
          </draw:text-box>
        </draw:frame>
        <draw:frame draw:style-name="gr42" draw:text-style-name="P12" draw:layer="layout" svg:width="1.8cm" svg:height="0.74cm" svg:x="12.063cm" svg:y="9.084cm">
          <draw:text-box>
            <text:p><text:span text:style-name="T4">P</text:span><text:span text:style-name="T4">(</text:span><text:span text:style-name="T3">t</text:span><text:span text:style-name="T4">, </text:span><text:span text:style-name="T4">2)</text:span></text:p>
          </draw:text-box>
        </draw:frame>
        <draw:frame draw:style-name="gr12" draw:text-style-name="P12" draw:layer="layout" svg:width="0.887cm" svg:height="0.866cm" svg:x="12.65cm" svg:y="10.532cm">
          <draw:text-box>
            <text:p><text:span text:style-name="T4">Q</text:span></text:p>
          </draw:text-box>
        </draw:frame>
        <presentation:notes draw:style-name="dp2">
          <draw:page-thumbnail draw:style-name="gr33" draw:layer="layout" svg:width="19.798cm" svg:height="11.136cm" svg:x="0.6cm" svg:y="2.257cm" draw:page-number="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1">
        <draw:polygon draw:style-name="gr44" draw:text-style-name="P18" draw:layer="layout" svg:width="2.401cm" svg:height="2.006cm" svg:x="2.405cm" svg:y="2.521cm" svg:viewBox="0 0 2402 2007" draw:points="2402,0 0,1016 2402,2007">
          <text:p/>
        </draw:polygon>
        <draw:g>
          <draw:line draw:style-name="gr6" draw:text-style-name="P5" draw:layer="layout" svg:x1="12.418cm" svg:y1="5.016cm" svg:x2="16.645cm" svg:y2="5.016cm">
            <text:p/>
          </draw:line>
          <draw:custom-shape draw:style-name="gr7" draw:text-style-name="P6" draw:layer="layout" svg:width="0.185cm" svg:height="0.367cm" draw:transform="rotate (-1.5707963267949) translate (16.818cm 4.92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5" draw:text-style-name="P7" draw:layer="layout" svg:x1="13.058cm" svg:y1="5.434cm" svg:x2="13.058cm" svg:y2="1.896cm">
            <text:p/>
          </draw:line>
          <draw:custom-shape draw:style-name="gr46" draw:text-style-name="P8" draw:layer="layout" svg:width="0.155cm" svg:height="0.308cm" svg:x="12.982cm" svg:y="1.76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0" draw:text-style-name="P9" draw:layer="layout" svg:width="0.701cm" svg:height="0.738cm" svg:x="12.717cm" svg:y="1.16cm">
          <draw:text-box>
            <text:p><text:span text:style-name="T1">y</text:span></text:p>
          </draw:text-box>
        </draw:frame>
        <draw:frame draw:style-name="gr11" draw:text-style-name="P9" draw:layer="layout" svg:width="0.561cm" svg:height="0.737cm" svg:x="16.657cm" svg:y="4.633cm">
          <draw:text-box>
            <text:p><text:span text:style-name="T1">x</text:span></text:p>
          </draw:text-box>
        </draw:frame>
        <draw:frame draw:style-name="gr12" draw:text-style-name="P10" draw:layer="layout" svg:width="0.887cm" svg:height="0.866cm" svg:x="12.409cm" svg:y="4.934cm">
          <draw:text-box>
            <text:p><text:span text:style-name="T2">O</text:span></text:p>
          </draw:text-box>
        </draw:frame>
        <draw:line draw:style-name="gr32" draw:text-style-name="P14" draw:layer="layout" svg:x1="13.058cm" svg:y1="5.025cm" svg:x2="15.618cm" svg:y2="2.343cm">
          <text:p/>
        </draw:line>
        <draw:frame draw:style-name="gr47" draw:text-style-name="P9" draw:layer="layout" svg:width="1.701cm" svg:height="0.8cm" svg:x="14.69cm" svg:y="1.434cm">
          <draw:text-box>
            <text:p><text:span text:style-name="T1">y </text:span><text:span text:style-name="T2">= </text:span><text:span text:style-name="T1">x</text:span></text:p>
          </draw:text-box>
        </draw:frame>
        <draw:line draw:style-name="gr13" draw:text-style-name="P5" draw:layer="layout" svg:x1="14.6cm" svg:y1="3.928cm" svg:x2="14.6cm" svg:y2="5.025cm">
          <text:p/>
        </draw:line>
        <draw:line draw:style-name="gr13" draw:text-style-name="P5" draw:layer="layout" svg:x1="15.922cm" svg:y1="3.534cm" svg:x2="15.922cm" svg:y2="5.033cm">
          <text:p/>
        </draw:line>
        <draw:frame draw:style-name="gr48" draw:text-style-name="P9" draw:layer="layout" svg:width="2.719cm" svg:height="0.785cm" svg:x="15.699cm" svg:y="2.507cm">
          <draw:text-box>
            <text:p><text:span text:style-name="T8">y </text:span><text:span text:style-name="T9">= </text:span><text:span text:style-name="T8">f</text:span><text:span text:style-name="T9">(</text:span><text:span text:style-name="T8">x</text:span><text:span text:style-name="T9">)</text:span></text:p>
          </draw:text-box>
        </draw:frame>
        <draw:path draw:style-name="gr32" draw:text-style-name="P14" draw:layer="layout" svg:width="4.008cm" svg:height="1.344cm" draw:transform="rotate (0.719773783522461) translate (13.0506192016263cm 5.01658084872433cm)" svg:viewBox="0 0 4009 1345" svg:d="M0 11c1255-82 2773 284 4009 1334">
          <text:p/>
        </draw:path>
        <draw:frame draw:style-name="gr11" draw:text-style-name="P9" draw:layer="layout" svg:width="0.845cm" svg:height="0.737cm" svg:x="14.236cm" svg:y="5.007cm">
          <draw:text-box>
            <text:p><text:span text:style-name="T1">a</text:span></text:p>
          </draw:text-box>
        </draw:frame>
        <draw:frame draw:style-name="gr11" draw:text-style-name="P9" draw:layer="layout" svg:width="0.845cm" svg:height="0.737cm" svg:x="15.591cm" svg:y="5.007cm">
          <draw:text-box>
            <text:p><text:span text:style-name="T1">b</text:span></text:p>
          </draw:text-box>
        </draw:frame>
        <draw:frame draw:style-name="gr10" draw:text-style-name="P20" draw:layer="layout" svg:width="0.701cm" svg:height="0.738cm" svg:x="2.069cm" svg:y="1.4cm">
          <draw:text-box>
            <text:p text:style-name="P19"><text:span text:style-name="T10">y</text:span></text:p>
          </draw:text-box>
        </draw:frame>
        <draw:frame draw:style-name="gr11" draw:text-style-name="P20" draw:layer="layout" svg:width="0.561cm" svg:height="0.737cm" svg:x="4.904cm" svg:y="3.191cm">
          <draw:text-box>
            <text:p text:style-name="P19"><text:span text:style-name="T10">x</text:span></text:p>
          </draw:text-box>
        </draw:frame>
        <draw:frame draw:style-name="gr12" draw:text-style-name="P21" draw:layer="layout" svg:width="0.887cm" svg:height="0.866cm" svg:x="1.828cm" svg:y="3.555cm">
          <draw:text-box>
            <text:p text:style-name="P19"><text:span text:style-name="T11">O</text:span></text:p>
          </draw:text-box>
        </draw:frame>
        <draw:polygon draw:style-name="gr44" draw:text-style-name="P18" draw:layer="layout" svg:width="1.499cm" svg:height="1.223cm" svg:x="0.9cm" svg:y="2.916cm" svg:viewBox="0 0 1500 1224" draw:points="0,0 1500,616 0,1224">
          <text:p/>
        </draw:polygon>
        <draw:line draw:style-name="gr32" draw:text-style-name="P14" draw:layer="layout" svg:x1="0.9cm" svg:y1="4.145cm" svg:x2="4.807cm" svg:y2="2.521cm">
          <text:p/>
        </draw:line>
        <draw:line draw:style-name="gr32" draw:text-style-name="P14" draw:layer="layout" svg:x1="0.901cm" svg:y1="2.926cm" svg:x2="4.808cm" svg:y2="4.55cm">
          <text:p/>
        </draw:line>
        <draw:custom-shape draw:style-name="gr49" draw:text-style-name="P2" draw:layer="layout" svg:width="1cm" svg:height="1cm" svg:x="3.485cm" svg:y="3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5" draw:layer="layout" svg:x1="0.894cm" svg:y1="3.536cm" svg:x2="4.907cm" svg:y2="3.536cm">
            <text:p/>
          </draw:line>
          <draw:custom-shape draw:style-name="gr7" draw:text-style-name="P6" draw:layer="layout" svg:width="0.176cm" svg:height="0.164cm" draw:transform="rotate (-1.5707963267949) translate (5.071cm 3.44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50" draw:text-style-name="P7" draw:layer="layout" svg:x1="2.4cm" svg:y1="4.721cm" svg:x2="2.4cm" svg:y2="2.059cm">
            <text:p/>
          </draw:line>
          <draw:custom-shape draw:style-name="gr51" draw:text-style-name="P8" draw:layer="layout" svg:width="0.137cm" svg:height="0.166cm" svg:x="2.333cm" svg:y="1.95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polygon draw:style-name="gr44" draw:text-style-name="P18" draw:layer="layout" svg:width="2.401cm" svg:height="2.006cm" svg:x="2.477cm" svg:y="6.309cm" svg:viewBox="0 0 2402 2007" draw:points="2402,0 0,1016 2402,2007">
          <text:p/>
        </draw:polygon>
        <draw:frame draw:style-name="gr10" draw:text-style-name="P20" draw:layer="layout" svg:width="0.701cm" svg:height="0.738cm" svg:x="2.141cm" svg:y="5.188cm">
          <draw:text-box>
            <text:p text:style-name="P19"><text:span text:style-name="T10">y</text:span></text:p>
          </draw:text-box>
        </draw:frame>
        <draw:frame draw:style-name="gr11" draw:text-style-name="P20" draw:layer="layout" svg:width="0.561cm" svg:height="0.737cm" svg:x="4.976cm" svg:y="6.979cm">
          <draw:text-box>
            <text:p text:style-name="P19"><text:span text:style-name="T10">x</text:span></text:p>
          </draw:text-box>
        </draw:frame>
        <draw:frame draw:style-name="gr12" draw:text-style-name="P21" draw:layer="layout" svg:width="0.887cm" svg:height="0.866cm" svg:x="1.9cm" svg:y="7.343cm">
          <draw:text-box>
            <text:p text:style-name="P19"><text:span text:style-name="T11">O</text:span></text:p>
          </draw:text-box>
        </draw:frame>
        <draw:polygon draw:style-name="gr44" draw:text-style-name="P18" draw:layer="layout" svg:width="1.499cm" svg:height="1.223cm" svg:x="0.972cm" svg:y="6.704cm" svg:viewBox="0 0 1500 1224" draw:points="0,0 1500,616 0,1224">
          <text:p/>
        </draw:polygon>
        <draw:line draw:style-name="gr32" draw:text-style-name="P14" draw:layer="layout" svg:x1="0.972cm" svg:y1="7.933cm" svg:x2="4.879cm" svg:y2="6.309cm">
          <text:p/>
        </draw:line>
        <draw:line draw:style-name="gr32" draw:text-style-name="P14" draw:layer="layout" svg:x1="0.973cm" svg:y1="6.714cm" svg:x2="4.88cm" svg:y2="8.338cm">
          <text:p/>
        </draw:line>
        <draw:custom-shape draw:style-name="gr52" draw:text-style-name="P2" draw:layer="layout" svg:width="1cm" svg:height="1cm" svg:x="3.253cm" svg:y="6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5" draw:layer="layout" svg:x1="0.966cm" svg:y1="7.324cm" svg:x2="4.979cm" svg:y2="7.324cm">
            <text:p/>
          </draw:line>
          <draw:custom-shape draw:style-name="gr7" draw:text-style-name="P6" draw:layer="layout" svg:width="0.176cm" svg:height="0.164cm" draw:transform="rotate (-1.5707963267949) translate (5.143cm 7.23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53" draw:text-style-name="P7" draw:layer="layout" svg:x1="2.472cm" svg:y1="8.509cm" svg:x2="2.472cm" svg:y2="5.847cm">
            <text:p/>
          </draw:line>
          <draw:custom-shape draw:style-name="gr54" draw:text-style-name="P8" draw:layer="layout" svg:width="0.137cm" svg:height="0.166cm" svg:x="2.405cm" svg:y="5.74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polygon draw:style-name="gr44" draw:text-style-name="P18" draw:layer="layout" svg:width="2.401cm" svg:height="2.006cm" svg:x="2.477cm" svg:y="10.128cm" svg:viewBox="0 0 2402 2007" draw:points="2402,0 0,1016 2402,2007">
          <text:p/>
        </draw:polygon>
        <draw:frame draw:style-name="gr10" draw:text-style-name="P20" draw:layer="layout" svg:width="0.701cm" svg:height="0.738cm" svg:x="2.141cm" svg:y="9.007cm">
          <draw:text-box>
            <text:p text:style-name="P19"><text:span text:style-name="T10">y</text:span></text:p>
          </draw:text-box>
        </draw:frame>
        <draw:frame draw:style-name="gr11" draw:text-style-name="P20" draw:layer="layout" svg:width="0.561cm" svg:height="0.737cm" svg:x="4.976cm" svg:y="10.798cm">
          <draw:text-box>
            <text:p text:style-name="P19"><text:span text:style-name="T10">x</text:span></text:p>
          </draw:text-box>
        </draw:frame>
        <draw:frame draw:style-name="gr12" draw:text-style-name="P21" draw:layer="layout" svg:width="0.887cm" svg:height="0.866cm" svg:x="1.9cm" svg:y="11.162cm">
          <draw:text-box>
            <text:p text:style-name="P19"><text:span text:style-name="T11">O</text:span></text:p>
          </draw:text-box>
        </draw:frame>
        <draw:polygon draw:style-name="gr44" draw:text-style-name="P18" draw:layer="layout" svg:width="1.499cm" svg:height="1.223cm" svg:x="0.972cm" svg:y="10.523cm" svg:viewBox="0 0 1500 1224" draw:points="0,0 1500,616 0,1224">
          <text:p/>
        </draw:polygon>
        <draw:custom-shape draw:style-name="gr52" draw:text-style-name="P2" draw:layer="layout" svg:width="1cm" svg:height="1cm" svg:x="2.866cm" svg:y="10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5" draw:layer="layout" svg:x1="0.966cm" svg:y1="11.143cm" svg:x2="4.979cm" svg:y2="11.143cm">
            <text:p/>
          </draw:line>
          <draw:custom-shape draw:style-name="gr7" draw:text-style-name="P6" draw:layer="layout" svg:width="0.176cm" svg:height="0.164cm" draw:transform="rotate (-1.5707963267949) translate (5.143cm 11.05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55" draw:text-style-name="P7" draw:layer="layout" svg:x1="2.472cm" svg:y1="12.328cm" svg:x2="2.472cm" svg:y2="9.666cm">
            <text:p/>
          </draw:line>
          <draw:custom-shape draw:style-name="gr56" draw:text-style-name="P8" draw:layer="layout" svg:width="0.137cm" svg:height="0.166cm" svg:x="2.405cm" svg:y="9.56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32" draw:text-style-name="P14" draw:layer="layout" svg:x1="0.972cm" svg:y1="11.752cm" svg:x2="4.879cm" svg:y2="10.128cm">
          <text:p/>
        </draw:line>
        <draw:line draw:style-name="gr32" draw:text-style-name="P14" draw:layer="layout" svg:x1="0.973cm" svg:y1="10.533cm" svg:x2="4.88cm" svg:y2="12.157cm">
          <text:p/>
        </draw:line>
        <draw:polygon draw:style-name="gr44" draw:text-style-name="P18" draw:layer="layout" svg:width="3.905cm" svg:height="0.99cm" svg:x="6.036cm" svg:y="3.537cm" svg:viewBox="0 0 3906 991" draw:points="0,608 1504,0 3906,991">
          <text:p/>
        </draw:polygon>
        <draw:frame draw:style-name="gr10" draw:text-style-name="P20" draw:layer="layout" svg:width="0.701cm" svg:height="0.738cm" svg:x="7.204cm" svg:y="1.4cm">
          <draw:text-box>
            <text:p text:style-name="P19"><text:span text:style-name="T10">y</text:span></text:p>
          </draw:text-box>
        </draw:frame>
        <draw:frame draw:style-name="gr11" draw:text-style-name="P20" draw:layer="layout" svg:width="0.561cm" svg:height="0.737cm" svg:x="10.039cm" svg:y="3.191cm">
          <draw:text-box>
            <text:p text:style-name="P19"><text:span text:style-name="T10">x</text:span></text:p>
          </draw:text-box>
        </draw:frame>
        <draw:frame draw:style-name="gr12" draw:text-style-name="P21" draw:layer="layout" svg:width="0.887cm" svg:height="0.866cm" svg:x="6.963cm" svg:y="3.555cm">
          <draw:text-box>
            <text:p text:style-name="P19"><text:span text:style-name="T11">O</text:span></text:p>
          </draw:text-box>
        </draw:frame>
        <draw:polygon draw:style-name="gr44" draw:text-style-name="P18" draw:layer="layout" svg:width="3.906cm" svg:height="1.01cm" svg:x="6.035cm" svg:y="2.521cm" svg:viewBox="0 0 3907 1011" draw:points="0,395 1500,1011 3907,0">
          <text:p/>
        </draw:polygon>
        <draw:line draw:style-name="gr32" draw:text-style-name="P14" draw:layer="layout" svg:x1="6.035cm" svg:y1="4.145cm" svg:x2="9.942cm" svg:y2="2.521cm">
          <text:p/>
        </draw:line>
        <draw:line draw:style-name="gr32" draw:text-style-name="P14" draw:layer="layout" svg:x1="6.036cm" svg:y1="2.926cm" svg:x2="9.943cm" svg:y2="4.55cm">
          <text:p/>
        </draw:line>
        <draw:custom-shape draw:style-name="gr57" draw:text-style-name="P18" draw:layer="layout" svg:width="1cm" svg:height="1cm" svg:x="8.62cm" svg:y="3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5" draw:layer="layout" svg:x1="6.029cm" svg:y1="3.536cm" svg:x2="10.042cm" svg:y2="3.536cm">
            <text:p/>
          </draw:line>
          <draw:custom-shape draw:style-name="gr7" draw:text-style-name="P6" draw:layer="layout" svg:width="0.176cm" svg:height="0.164cm" draw:transform="rotate (-1.5707963267949) translate (10.206cm 3.44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58" draw:text-style-name="P7" draw:layer="layout" svg:x1="7.535cm" svg:y1="4.721cm" svg:x2="7.535cm" svg:y2="2.059cm">
            <text:p/>
          </draw:line>
          <draw:custom-shape draw:style-name="gr59" draw:text-style-name="P8" draw:layer="layout" svg:width="0.137cm" svg:height="0.166cm" svg:x="7.468cm" svg:y="1.95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polygon draw:style-name="gr44" draw:text-style-name="P18" draw:layer="layout" svg:width="3.905cm" svg:height="0.99cm" svg:x="6.036cm" svg:y="7.373cm" svg:viewBox="0 0 3906 991" draw:points="0,608 1504,0 3906,991">
          <text:p/>
        </draw:polygon>
        <draw:frame draw:style-name="gr10" draw:text-style-name="P20" draw:layer="layout" svg:width="0.701cm" svg:height="0.738cm" svg:x="7.204cm" svg:y="5.236cm">
          <draw:text-box>
            <text:p text:style-name="P19"><text:span text:style-name="T10">y</text:span></text:p>
          </draw:text-box>
        </draw:frame>
        <draw:frame draw:style-name="gr11" draw:text-style-name="P20" draw:layer="layout" svg:width="0.561cm" svg:height="0.737cm" svg:x="10.039cm" svg:y="7.048cm">
          <draw:text-box>
            <text:p text:style-name="P19"><text:span text:style-name="T10">x</text:span></text:p>
          </draw:text-box>
        </draw:frame>
        <draw:frame draw:style-name="gr12" draw:text-style-name="P21" draw:layer="layout" svg:width="0.887cm" svg:height="0.866cm" svg:x="6.963cm" svg:y="7.391cm">
          <draw:text-box>
            <text:p text:style-name="P19"><text:span text:style-name="T11">O</text:span></text:p>
          </draw:text-box>
        </draw:frame>
        <draw:polygon draw:style-name="gr44" draw:text-style-name="P18" draw:layer="layout" svg:width="3.906cm" svg:height="1.01cm" svg:x="6.035cm" svg:y="6.357cm" svg:viewBox="0 0 3907 1011" draw:points="0,395 1500,1011 3907,0">
          <text:p/>
        </draw:polygon>
        <draw:line draw:style-name="gr32" draw:text-style-name="P14" draw:layer="layout" svg:x1="6.035cm" svg:y1="7.981cm" svg:x2="9.942cm" svg:y2="6.357cm">
          <text:p/>
        </draw:line>
        <draw:line draw:style-name="gr32" draw:text-style-name="P14" draw:layer="layout" svg:x1="6.036cm" svg:y1="6.762cm" svg:x2="9.943cm" svg:y2="8.386cm">
          <text:p/>
        </draw:line>
        <draw:custom-shape draw:style-name="gr57" draw:text-style-name="P18" draw:layer="layout" svg:width="1cm" svg:height="1cm" svg:x="8.332cm" svg:y="6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5" draw:layer="layout" svg:x1="6.029cm" svg:y1="7.372cm" svg:x2="10.042cm" svg:y2="7.372cm">
            <text:p/>
          </draw:line>
          <draw:custom-shape draw:style-name="gr7" draw:text-style-name="P6" draw:layer="layout" svg:width="0.176cm" svg:height="0.164cm" draw:transform="rotate (-1.5707963267949) translate (10.206cm 7.28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60" draw:text-style-name="P7" draw:layer="layout" svg:x1="7.535cm" svg:y1="8.557cm" svg:x2="7.535cm" svg:y2="5.895cm">
            <text:p/>
          </draw:line>
          <draw:custom-shape draw:style-name="gr61" draw:text-style-name="P8" draw:layer="layout" svg:width="0.137cm" svg:height="0.166cm" svg:x="7.468cm" svg:y="5.793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6" draw:text-style-name="P5" draw:layer="layout" svg:x1="20.479cm" svg:y1="4.575cm" svg:x2="24.54cm" svg:y2="4.575cm">
            <text:p/>
          </draw:line>
          <draw:custom-shape draw:style-name="gr7" draw:text-style-name="P6" draw:layer="layout" svg:width="0.177cm" svg:height="0.353cm" draw:transform="rotate (-1.5707963267949) translate (24.706cm 4.48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62" draw:text-style-name="P7" draw:layer="layout" svg:x1="21.828cm" svg:y1="5.915cm" svg:x2="21.828cm" svg:y2="2.049cm">
            <text:p/>
          </draw:line>
          <draw:custom-shape draw:style-name="gr63" draw:text-style-name="P8" draw:layer="layout" svg:width="0.155cm" svg:height="0.337cm" svg:x="21.752cm" svg:y="1.9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0" draw:text-style-name="P20" draw:layer="layout" svg:width="0.701cm" svg:height="0.738cm" svg:x="21.368cm" svg:y="1.4cm">
          <draw:text-box>
            <text:p text:style-name="P19"><text:span text:style-name="T10">y</text:span></text:p>
          </draw:text-box>
        </draw:frame>
        <draw:frame draw:style-name="gr11" draw:text-style-name="P20" draw:layer="layout" svg:width="0.561cm" svg:height="0.737cm" svg:x="24.439cm" svg:y="4.249cm">
          <draw:text-box>
            <text:p text:style-name="P19"><text:span text:style-name="T10">x</text:span></text:p>
          </draw:text-box>
        </draw:frame>
        <draw:frame draw:style-name="gr12" draw:text-style-name="P21" draw:layer="layout" svg:width="0.887cm" svg:height="0.866cm" svg:x="21.634cm" svg:y="4.462cm">
          <draw:text-box>
            <text:p text:style-name="P19"><text:span text:style-name="T11">O</text:span></text:p>
          </draw:text-box>
        </draw:frame>
        <draw:line draw:style-name="gr64" draw:text-style-name="P14" draw:layer="layout" svg:x1="23.267cm" svg:y1="4.563cm" svg:x2="24.203cm" svg:y2="2.683cm">
          <text:p/>
        </draw:line>
        <draw:line draw:style-name="gr13" draw:text-style-name="P5" draw:layer="layout" svg:x1="23.959cm" svg:y1="3.203cm" svg:x2="23.959cm" svg:y2="4.576cm">
          <text:p/>
        </draw:line>
        <draw:frame draw:style-name="gr48" draw:text-style-name="P20" draw:layer="layout" svg:width="2.719cm" svg:height="0.708cm" svg:x="22.051cm" svg:y="1.91cm">
          <draw:text-box>
            <text:p text:style-name="P19"><text:span text:style-name="T12">y </text:span><text:span text:style-name="T13">= </text:span><text:span text:style-name="T12">f</text:span><text:span text:style-name="T13">(</text:span><text:span text:style-name="T12">x</text:span><text:span text:style-name="T13">)</text:span></text:p>
          </draw:text-box>
        </draw:frame>
        <draw:line draw:style-name="gr64" draw:text-style-name="P14" draw:layer="layout" svg:x1="21.81cm" svg:y1="4.572cm" svg:x2="20.874cm" svg:y2="2.692cm">
          <text:p/>
        </draw:line>
        <draw:line draw:style-name="gr64" draw:text-style-name="P14" draw:layer="layout" svg:x1="23.267cm" svg:y1="4.563cm" svg:x2="21.828cm" svg:y2="4.572cm">
          <text:p/>
        </draw:line>
        <draw:line draw:style-name="gr13" draw:text-style-name="P5" draw:layer="layout" svg:x1="21.115cm" svg:y1="3.202cm" svg:x2="21.115cm" svg:y2="4.575cm">
          <text:p/>
        </draw:line>
        <draw:frame draw:style-name="gr65" draw:text-style-name="P21" draw:layer="layout" svg:width="0.678cm" svg:height="0.802cm" svg:x="22.21cm" svg:y="4.517cm">
          <draw:text-box>
            <text:p text:style-name="P19"><text:span text:style-name="T11">1</text:span></text:p>
          </draw:text-box>
        </draw:frame>
        <draw:frame draw:style-name="gr65" draw:text-style-name="P21" draw:layer="layout" svg:width="0.678cm" svg:height="0.802cm" svg:x="22.969cm" svg:y="4.517cm">
          <draw:text-box>
            <text:p text:style-name="P19"><text:span text:style-name="T11">2</text:span></text:p>
          </draw:text-box>
        </draw:frame>
        <draw:frame draw:style-name="gr65" draw:text-style-name="P21" draw:layer="layout" svg:width="0.678cm" svg:height="0.802cm" svg:x="23.656cm" svg:y="4.517cm">
          <draw:text-box>
            <text:p text:style-name="P19"><text:span text:style-name="T11">3</text:span></text:p>
          </draw:text-box>
        </draw:frame>
        <draw:frame draw:style-name="gr65" draw:text-style-name="P21" draw:layer="layout" svg:width="1cm" svg:height="0.802cm" svg:x="20.651cm" svg:y="4.517cm">
          <draw:text-box>
            <text:p text:style-name="P19"><text:span text:style-name="T11">-1</text:span></text:p>
          </draw:text-box>
        </draw:frame>
        <draw:frame draw:style-name="gr65" draw:text-style-name="P21" draw:layer="layout" svg:width="1cm" svg:height="0.802cm" svg:x="21.174cm" svg:y="4.919cm">
          <draw:text-box>
            <text:p text:style-name="P19"><text:span text:style-name="T11">-1</text:span></text:p>
          </draw:text-box>
        </draw:frame>
        <draw:frame draw:style-name="gr65" draw:text-style-name="P21" draw:layer="layout" svg:width="0.678cm" svg:height="0.802cm" svg:x="21.306cm" svg:y="3.508cm">
          <draw:text-box>
            <text:p text:style-name="P19"><text:span text:style-name="T11">1</text:span></text:p>
          </draw:text-box>
        </draw:frame>
        <draw:frame draw:style-name="gr65" draw:text-style-name="P21" draw:layer="layout" svg:width="0.678cm" svg:height="0.802cm" svg:x="21.228cm" svg:y="2.66cm">
          <draw:text-box>
            <text:p text:style-name="P19"><text:span text:style-name="T11">2</text:span></text:p>
          </draw:text-box>
        </draw:frame>
        <draw:frame draw:style-name="gr65" draw:text-style-name="P21" draw:layer="layout" svg:width="0.678cm" svg:height="0.802cm" svg:x="21.234cm" svg:y="2.193cm">
          <draw:text-box>
            <text:p text:style-name="P19"><text:span text:style-name="T11">3</text:span></text:p>
          </draw:text-box>
        </draw:frame>
        <draw:line draw:style-name="gr13" draw:text-style-name="P5" draw:layer="layout" svg:x1="23.959cm" svg:y1="3.204cm" svg:x2="21.115cm" svg:y2="3.202cm">
          <text:p/>
        </draw:line>
        <draw:line draw:style-name="gr66" draw:text-style-name="P14" draw:layer="layout" svg:x1="21.908cm" svg:y1="5.292cm" svg:x2="21.744cm" svg:y2="5.292cm">
          <text:p/>
        </draw:line>
        <draw:line draw:style-name="gr66" draw:text-style-name="P14" draw:layer="layout" svg:x1="21.908cm" svg:y1="3.859cm" svg:x2="21.744cm" svg:y2="3.859cm">
          <text:p/>
        </draw:line>
        <draw:line draw:style-name="gr66" draw:text-style-name="P14" draw:layer="layout" svg:x1="21.908cm" svg:y1="2.543cm" svg:x2="21.744cm" svg:y2="2.543cm">
          <text:p/>
        </draw:line>
        <draw:g>
          <draw:line draw:style-name="gr6" draw:text-style-name="P5" draw:layer="layout" svg:x1="11.6cm" svg:y1="11.254cm" svg:x2="15.661cm" svg:y2="11.254cm">
            <text:p/>
          </draw:line>
          <draw:custom-shape draw:style-name="gr7" draw:text-style-name="P6" draw:layer="layout" svg:width="0.177cm" svg:height="0.353cm" draw:transform="rotate (-1.5707963267949) translate (15.827cm 11.16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67" draw:text-style-name="P7" draw:layer="layout" svg:x1="12.949cm" svg:y1="12.279cm" svg:x2="12.949cm" svg:y2="8.716cm">
            <text:p/>
          </draw:line>
          <draw:custom-shape draw:style-name="gr68" draw:text-style-name="P8" draw:layer="layout" svg:width="0.155cm" svg:height="0.311cm" svg:x="12.873cm" svg:y="8.5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0" draw:text-style-name="P20" draw:layer="layout" svg:width="0.701cm" svg:height="0.738cm" svg:x="12.489cm" svg:y="8.079cm">
          <draw:text-box>
            <text:p text:style-name="P19"><text:span text:style-name="T10">y</text:span></text:p>
          </draw:text-box>
        </draw:frame>
        <draw:frame draw:style-name="gr11" draw:text-style-name="P20" draw:layer="layout" svg:width="0.561cm" svg:height="0.737cm" svg:x="15.56cm" svg:y="10.928cm">
          <draw:text-box>
            <text:p text:style-name="P19"><text:span text:style-name="T10">x</text:span></text:p>
          </draw:text-box>
        </draw:frame>
        <draw:frame draw:style-name="gr12" draw:text-style-name="P21" draw:layer="layout" svg:width="0.887cm" svg:height="0.866cm" svg:x="12.755cm" svg:y="11.141cm">
          <draw:text-box>
            <text:p text:style-name="P19"><text:span text:style-name="T11">O</text:span></text:p>
          </draw:text-box>
        </draw:frame>
        <draw:line draw:style-name="gr64" draw:text-style-name="P14" draw:layer="layout" svg:x1="13.645cm" svg:y1="10.538cm" svg:x2="15.249cm" svg:y2="12.102cm">
          <text:p/>
        </draw:line>
        <draw:line draw:style-name="gr13" draw:text-style-name="P5" draw:layer="layout" svg:x1="13.658cm" svg:y1="10.566cm" svg:x2="13.658cm" svg:y2="11.255cm">
          <text:p/>
        </draw:line>
        <draw:frame draw:style-name="gr69" draw:text-style-name="P20" draw:layer="layout" svg:width="2.719cm" svg:height="0.708cm" svg:x="13.085cm" svg:y="8.855cm">
          <draw:text-box>
            <text:p text:style-name="P19"><text:span text:style-name="T12">y </text:span><text:span text:style-name="T13">= </text:span><text:span text:style-name="T12">g </text:span><text:span text:style-name="T13">(</text:span><text:span text:style-name="T12">x</text:span><text:span text:style-name="T13">)</text:span></text:p>
          </draw:text-box>
        </draw:frame>
        <draw:line draw:style-name="gr64" draw:text-style-name="P14" draw:layer="layout" svg:x1="13.661cm" svg:y1="10.538cm" svg:x2="12.068cm" svg:y2="12.118cm">
          <text:p/>
        </draw:line>
        <draw:line draw:style-name="gr13" draw:text-style-name="P5" draw:layer="layout" svg:x1="13.661cm" svg:y1="10.538cm" svg:x2="12.925cm" svg:y2="10.538cm">
          <text:p/>
        </draw:line>
        <draw:frame draw:style-name="gr65" draw:text-style-name="P21" draw:layer="layout" svg:width="0.678cm" svg:height="0.802cm" svg:x="13.331cm" svg:y="11.196cm">
          <draw:text-box>
            <text:p text:style-name="P19"><text:span text:style-name="T11">1</text:span></text:p>
          </draw:text-box>
        </draw:frame>
        <draw:frame draw:style-name="gr65" draw:text-style-name="P21" draw:layer="layout" svg:width="0.678cm" svg:height="0.802cm" svg:x="14.042cm" svg:y="11.196cm">
          <draw:text-box>
            <text:p text:style-name="P19"><text:span text:style-name="T11">2</text:span></text:p>
          </draw:text-box>
        </draw:frame>
        <draw:frame draw:style-name="gr65" draw:text-style-name="P21" draw:layer="layout" svg:width="0.678cm" svg:height="0.802cm" svg:x="14.777cm" svg:y="11.196cm">
          <draw:text-box>
            <text:p text:style-name="P19"><text:span text:style-name="T11">3</text:span></text:p>
          </draw:text-box>
        </draw:frame>
        <draw:frame draw:style-name="gr65" draw:text-style-name="P21" draw:layer="layout" svg:width="1cm" svg:height="0.802cm" svg:x="11.772cm" svg:y="11.196cm">
          <draw:text-box>
            <text:p text:style-name="P19"><text:span text:style-name="T11">-1</text:span></text:p>
          </draw:text-box>
        </draw:frame>
        <draw:frame draw:style-name="gr65" draw:text-style-name="P21" draw:layer="layout" svg:width="1cm" svg:height="0.802cm" svg:x="12.295cm" svg:y="11.598cm">
          <draw:text-box>
            <text:p text:style-name="P19"><text:span text:style-name="T11">-1</text:span></text:p>
          </draw:text-box>
        </draw:frame>
        <draw:frame draw:style-name="gr65" draw:text-style-name="P21" draw:layer="layout" svg:width="0.678cm" svg:height="0.802cm" svg:x="12.351cm" svg:y="10.187cm">
          <draw:text-box>
            <text:p text:style-name="P19"><text:span text:style-name="T11">1</text:span></text:p>
          </draw:text-box>
        </draw:frame>
        <draw:frame draw:style-name="gr65" draw:text-style-name="P21" draw:layer="layout" svg:width="0.678cm" svg:height="0.802cm" svg:x="12.349cm" svg:y="9.501cm">
          <draw:text-box>
            <text:p text:style-name="P19"><text:span text:style-name="T11">2</text:span></text:p>
          </draw:text-box>
        </draw:frame>
        <draw:frame draw:style-name="gr65" draw:text-style-name="P21" draw:layer="layout" svg:width="0.678cm" svg:height="0.802cm" svg:x="12.355cm" svg:y="8.872cm">
          <draw:text-box>
            <text:p text:style-name="P19"><text:span text:style-name="T11">3</text:span></text:p>
          </draw:text-box>
        </draw:frame>
        <draw:line draw:style-name="gr66" draw:text-style-name="P14" draw:layer="layout" svg:x1="13.029cm" svg:y1="11.971cm" svg:x2="12.865cm" svg:y2="11.971cm">
          <text:p/>
        </draw:line>
        <draw:line draw:style-name="gr66" draw:text-style-name="P14" draw:layer="layout" svg:x1="13.029cm" svg:y1="10.538cm" svg:x2="12.865cm" svg:y2="10.538cm">
          <text:p/>
        </draw:line>
        <draw:line draw:style-name="gr66" draw:text-style-name="P14" draw:layer="layout" svg:x1="13.029cm" svg:y1="9.222cm" svg:x2="12.865cm" svg:y2="9.222cm">
          <text:p/>
        </draw:line>
        <draw:line draw:style-name="gr66" draw:text-style-name="P14" draw:layer="layout" svg:x1="13.029cm" svg:y1="9.871cm" svg:x2="12.865cm" svg:y2="9.871cm">
          <text:p/>
        </draw:line>
        <draw:line draw:style-name="gr66" draw:text-style-name="P14" draw:layer="layout" svg:x1="12.251cm" svg:y1="11.338cm" svg:x2="12.251cm" svg:y2="11.174cm">
          <text:p/>
        </draw:line>
        <draw:line draw:style-name="gr66" draw:text-style-name="P14" draw:layer="layout" svg:x1="13.663cm" svg:y1="11.338cm" svg:x2="13.663cm" svg:y2="11.174cm">
          <text:p/>
        </draw:line>
        <draw:line draw:style-name="gr66" draw:text-style-name="P14" draw:layer="layout" svg:x1="15.115cm" svg:y1="11.338cm" svg:x2="15.115cm" svg:y2="11.174cm">
          <text:p/>
        </draw:line>
        <draw:line draw:style-name="gr66" draw:text-style-name="P14" draw:layer="layout" svg:x1="14.385cm" svg:y1="11.338cm" svg:x2="14.385cm" svg:y2="11.174cm">
          <text:p/>
        </draw:line>
        <draw:frame draw:style-name="gr65" draw:text-style-name="P13" draw:layer="layout" svg:width="0.678cm" svg:height="0.802cm" svg:x="13.941cm" svg:y="9.111cm">
          <draw:text-box>
            <text:p text:style-name="P22"><text:span text:style-name="T11">1</text:span></text:p>
          </draw:text-box>
        </draw:frame>
        <draw:g>
          <draw:line draw:style-name="gr6" draw:text-style-name="P5" draw:layer="layout" svg:x1="16.4cm" svg:y1="11.254cm" svg:x2="20.461cm" svg:y2="11.254cm">
            <text:p/>
          </draw:line>
          <draw:custom-shape draw:style-name="gr7" draw:text-style-name="P6" draw:layer="layout" svg:width="0.177cm" svg:height="0.353cm" draw:transform="rotate (-1.5707963267949) translate (20.627cm 11.16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0" draw:text-style-name="P20" draw:layer="layout" svg:width="0.701cm" svg:height="0.738cm" svg:x="17.289cm" svg:y="8.079cm">
          <draw:text-box>
            <text:p text:style-name="P19"><text:span text:style-name="T10">y</text:span></text:p>
          </draw:text-box>
        </draw:frame>
        <draw:frame draw:style-name="gr11" draw:text-style-name="P20" draw:layer="layout" svg:width="0.561cm" svg:height="0.737cm" svg:x="20.36cm" svg:y="10.928cm">
          <draw:text-box>
            <text:p text:style-name="P19"><text:span text:style-name="T10">x</text:span></text:p>
          </draw:text-box>
        </draw:frame>
        <draw:frame draw:style-name="gr12" draw:text-style-name="P21" draw:layer="layout" svg:width="0.887cm" svg:height="0.866cm" svg:x="17.555cm" svg:y="11.141cm">
          <draw:text-box>
            <text:p text:style-name="P19"><text:span text:style-name="T11">O</text:span></text:p>
          </draw:text-box>
        </draw:frame>
        <draw:frame draw:style-name="gr69" draw:text-style-name="P20" draw:layer="layout" svg:width="2.719cm" svg:height="0.708cm" svg:x="17.789cm" svg:y="9.752cm">
          <draw:text-box>
            <text:p text:style-name="P19"><text:span text:style-name="T12">y </text:span><text:span text:style-name="T13">= </text:span><text:span text:style-name="T12">g </text:span><text:span text:style-name="T13">(</text:span><text:span text:style-name="T12">x</text:span><text:span text:style-name="T13">)</text:span></text:p>
          </draw:text-box>
        </draw:frame>
        <draw:line draw:style-name="gr64" draw:text-style-name="P14" draw:layer="layout" svg:x1="17.749cm" svg:y1="10.538cm" svg:x2="16.4cm" svg:y2="10.538cm">
          <text:p/>
        </draw:line>
        <draw:frame draw:style-name="gr65" draw:text-style-name="P21" draw:layer="layout" svg:width="0.678cm" svg:height="0.802cm" svg:x="18.131cm" svg:y="11.196cm">
          <draw:text-box>
            <text:p text:style-name="P19"><text:span text:style-name="T11">1</text:span></text:p>
          </draw:text-box>
        </draw:frame>
        <draw:frame draw:style-name="gr65" draw:text-style-name="P21" draw:layer="layout" svg:width="0.678cm" svg:height="0.802cm" svg:x="18.842cm" svg:y="11.196cm">
          <draw:text-box>
            <text:p text:style-name="P19"><text:span text:style-name="T11">2</text:span></text:p>
          </draw:text-box>
        </draw:frame>
        <draw:frame draw:style-name="gr65" draw:text-style-name="P21" draw:layer="layout" svg:width="0.678cm" svg:height="0.802cm" svg:x="19.577cm" svg:y="11.196cm">
          <draw:text-box>
            <text:p text:style-name="P19"><text:span text:style-name="T11">3</text:span></text:p>
          </draw:text-box>
        </draw:frame>
        <draw:frame draw:style-name="gr65" draw:text-style-name="P21" draw:layer="layout" svg:width="1cm" svg:height="0.802cm" svg:x="16.572cm" svg:y="11.196cm">
          <draw:text-box>
            <text:p text:style-name="P19"><text:span text:style-name="T11">-1</text:span></text:p>
          </draw:text-box>
        </draw:frame>
        <draw:frame draw:style-name="gr65" draw:text-style-name="P21" draw:layer="layout" svg:width="1cm" svg:height="0.802cm" svg:x="17.095cm" svg:y="11.598cm">
          <draw:text-box>
            <text:p text:style-name="P19"><text:span text:style-name="T11">-1</text:span></text:p>
          </draw:text-box>
        </draw:frame>
        <draw:frame draw:style-name="gr65" draw:text-style-name="P21" draw:layer="layout" svg:width="0.678cm" svg:height="0.802cm" svg:x="17.164cm" svg:y="10.439cm">
          <draw:text-box>
            <text:p text:style-name="P19"><text:span text:style-name="T11">1</text:span></text:p>
          </draw:text-box>
        </draw:frame>
        <draw:frame draw:style-name="gr65" draw:text-style-name="P21" draw:layer="layout" svg:width="0.678cm" svg:height="0.802cm" svg:x="17.149cm" svg:y="9.501cm">
          <draw:text-box>
            <text:p text:style-name="P19"><text:span text:style-name="T11">2</text:span></text:p>
          </draw:text-box>
        </draw:frame>
        <draw:frame draw:style-name="gr65" draw:text-style-name="P21" draw:layer="layout" svg:width="0.678cm" svg:height="0.802cm" svg:x="17.155cm" svg:y="8.872cm">
          <draw:text-box>
            <text:p text:style-name="P19"><text:span text:style-name="T11">3</text:span></text:p>
          </draw:text-box>
        </draw:frame>
        <draw:line draw:style-name="gr66" draw:text-style-name="P14" draw:layer="layout" svg:x1="17.829cm" svg:y1="11.971cm" svg:x2="17.665cm" svg:y2="11.971cm">
          <text:p/>
        </draw:line>
        <draw:line draw:style-name="gr66" draw:text-style-name="P14" draw:layer="layout" svg:x1="17.829cm" svg:y1="9.871cm" svg:x2="17.665cm" svg:y2="9.871cm">
          <text:p/>
        </draw:line>
        <draw:line draw:style-name="gr66" draw:text-style-name="P14" draw:layer="layout" svg:x1="17.051cm" svg:y1="11.338cm" svg:x2="17.051cm" svg:y2="11.174cm">
          <text:p/>
        </draw:line>
        <draw:line draw:style-name="gr66" draw:text-style-name="P14" draw:layer="layout" svg:x1="18.463cm" svg:y1="11.338cm" svg:x2="18.463cm" svg:y2="11.174cm">
          <text:p/>
        </draw:line>
        <draw:line draw:style-name="gr66" draw:text-style-name="P14" draw:layer="layout" svg:x1="19.915cm" svg:y1="11.338cm" svg:x2="19.915cm" svg:y2="11.174cm">
          <text:p/>
        </draw:line>
        <draw:line draw:style-name="gr66" draw:text-style-name="P14" draw:layer="layout" svg:x1="19.185cm" svg:y1="11.338cm" svg:x2="19.185cm" svg:y2="11.174cm">
          <text:p/>
        </draw:line>
        <draw:frame draw:style-name="gr65" draw:text-style-name="P13" draw:layer="layout" svg:width="0.678cm" svg:height="0.802cm" svg:x="18.645cm" svg:y="10.008cm">
          <draw:text-box>
            <text:p text:style-name="P22"><text:span text:style-name="T11">2</text:span></text:p>
          </draw:text-box>
        </draw:frame>
        <draw:line draw:style-name="gr64" draw:text-style-name="P14" draw:layer="layout" svg:x1="20.4cm" svg:y1="9.222cm" svg:x2="17.749cm" svg:y2="9.222cm">
          <text:p/>
        </draw:line>
        <draw:custom-shape draw:style-name="gr70" draw:text-style-name="P15" draw:layer="layout" svg:width="0.2cm" svg:height="0.2cm" svg:x="17.65cm" svg:y="10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5" draw:layer="layout" svg:width="0.2cm" svg:height="0.2cm" svg:x="17.65cm" svg:y="9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71" draw:text-style-name="P7" draw:layer="layout" svg:x1="17.749cm" svg:y1="12.279cm" svg:x2="17.749cm" svg:y2="8.716cm">
            <text:p/>
          </draw:line>
          <draw:custom-shape draw:style-name="gr72" draw:text-style-name="P8" draw:layer="layout" svg:width="0.155cm" svg:height="0.311cm" svg:x="17.673cm" svg:y="8.5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73" draw:text-style-name="P23" draw:layer="layout" svg:width="0.2cm" svg:height="0.2cm" svg:x="17.65cm" svg:y="9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5" draw:layer="layout" svg:x1="21.2cm" svg:y1="11.254cm" svg:x2="25.261cm" svg:y2="11.254cm">
            <text:p/>
          </draw:line>
          <draw:custom-shape draw:style-name="gr7" draw:text-style-name="P6" draw:layer="layout" svg:width="0.177cm" svg:height="0.353cm" draw:transform="rotate (-1.5707963267949) translate (25.427cm 11.16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0" draw:text-style-name="P20" draw:layer="layout" svg:width="0.701cm" svg:height="0.738cm" svg:x="22.089cm" svg:y="8.079cm">
          <draw:text-box>
            <text:p text:style-name="P19"><text:span text:style-name="T10">y</text:span></text:p>
          </draw:text-box>
        </draw:frame>
        <draw:frame draw:style-name="gr11" draw:text-style-name="P20" draw:layer="layout" svg:width="0.561cm" svg:height="0.737cm" svg:x="25.16cm" svg:y="10.928cm">
          <draw:text-box>
            <text:p text:style-name="P19"><text:span text:style-name="T10">x</text:span></text:p>
          </draw:text-box>
        </draw:frame>
        <draw:frame draw:style-name="gr12" draw:text-style-name="P21" draw:layer="layout" svg:width="0.887cm" svg:height="0.866cm" svg:x="22.355cm" svg:y="11.141cm">
          <draw:text-box>
            <text:p text:style-name="P19"><text:span text:style-name="T11">O</text:span></text:p>
          </draw:text-box>
        </draw:frame>
        <draw:frame draw:style-name="gr69" draw:text-style-name="P20" draw:layer="layout" svg:width="2.719cm" svg:height="0.708cm" svg:x="22.589cm" svg:y="8.821cm">
          <draw:text-box>
            <text:p text:style-name="P19"><text:span text:style-name="T12">y </text:span><text:span text:style-name="T13">= </text:span><text:span text:style-name="T12">g </text:span><text:span text:style-name="T13">(</text:span><text:span text:style-name="T12">x</text:span><text:span text:style-name="T13">)</text:span></text:p>
          </draw:text-box>
        </draw:frame>
        <draw:line draw:style-name="gr64" draw:text-style-name="P14" draw:layer="layout" svg:x1="24cm" svg:y1="10.538cm" svg:x2="21.2cm" svg:y2="10.538cm">
          <text:p/>
        </draw:line>
        <draw:frame draw:style-name="gr65" draw:text-style-name="P21" draw:layer="layout" svg:width="0.678cm" svg:height="0.802cm" svg:x="22.931cm" svg:y="11.196cm">
          <draw:text-box>
            <text:p text:style-name="P19"><text:span text:style-name="T11">1</text:span></text:p>
          </draw:text-box>
        </draw:frame>
        <draw:frame draw:style-name="gr65" draw:text-style-name="P21" draw:layer="layout" svg:width="0.678cm" svg:height="0.802cm" svg:x="23.642cm" svg:y="11.196cm">
          <draw:text-box>
            <text:p text:style-name="P19"><text:span text:style-name="T11">2</text:span></text:p>
          </draw:text-box>
        </draw:frame>
        <draw:frame draw:style-name="gr65" draw:text-style-name="P21" draw:layer="layout" svg:width="0.678cm" svg:height="0.802cm" svg:x="24.377cm" svg:y="11.196cm">
          <draw:text-box>
            <text:p text:style-name="P19"><text:span text:style-name="T11">3</text:span></text:p>
          </draw:text-box>
        </draw:frame>
        <draw:frame draw:style-name="gr65" draw:text-style-name="P21" draw:layer="layout" svg:width="1cm" svg:height="0.802cm" svg:x="21.372cm" svg:y="11.196cm">
          <draw:text-box>
            <text:p text:style-name="P19"><text:span text:style-name="T11">-1</text:span></text:p>
          </draw:text-box>
        </draw:frame>
        <draw:frame draw:style-name="gr65" draw:text-style-name="P21" draw:layer="layout" svg:width="1cm" svg:height="0.802cm" svg:x="21.895cm" svg:y="11.598cm">
          <draw:text-box>
            <text:p text:style-name="P19"><text:span text:style-name="T11">-1</text:span></text:p>
          </draw:text-box>
        </draw:frame>
        <draw:frame draw:style-name="gr65" draw:text-style-name="P21" draw:layer="layout" svg:width="0.678cm" svg:height="0.802cm" svg:x="21.964cm" svg:y="10.439cm">
          <draw:text-box>
            <text:p text:style-name="P19"><text:span text:style-name="T11">1</text:span></text:p>
          </draw:text-box>
        </draw:frame>
        <draw:frame draw:style-name="gr65" draw:text-style-name="P21" draw:layer="layout" svg:width="0.678cm" svg:height="0.802cm" svg:x="21.949cm" svg:y="9.501cm">
          <draw:text-box>
            <text:p text:style-name="P19"><text:span text:style-name="T11">2</text:span></text:p>
          </draw:text-box>
        </draw:frame>
        <draw:frame draw:style-name="gr65" draw:text-style-name="P21" draw:layer="layout" svg:width="0.678cm" svg:height="0.802cm" svg:x="21.955cm" svg:y="8.872cm">
          <draw:text-box>
            <text:p text:style-name="P19"><text:span text:style-name="T11">3</text:span></text:p>
          </draw:text-box>
        </draw:frame>
        <draw:line draw:style-name="gr66" draw:text-style-name="P14" draw:layer="layout" svg:x1="22.629cm" svg:y1="11.971cm" svg:x2="22.465cm" svg:y2="11.971cm">
          <text:p/>
        </draw:line>
        <draw:line draw:style-name="gr66" draw:text-style-name="P14" draw:layer="layout" svg:x1="22.633cm" svg:y1="9.871cm" svg:x2="22.465cm" svg:y2="9.871cm">
          <text:p/>
        </draw:line>
        <draw:line draw:style-name="gr66" draw:text-style-name="P14" draw:layer="layout" svg:x1="21.851cm" svg:y1="11.338cm" svg:x2="21.851cm" svg:y2="11.174cm">
          <text:p/>
        </draw:line>
        <draw:line draw:style-name="gr66" draw:text-style-name="P14" draw:layer="layout" svg:x1="23.263cm" svg:y1="11.338cm" svg:x2="23.263cm" svg:y2="11.174cm">
          <text:p/>
        </draw:line>
        <draw:line draw:style-name="gr66" draw:text-style-name="P14" draw:layer="layout" svg:x1="24.715cm" svg:y1="11.338cm" svg:x2="24.715cm" svg:y2="11.174cm">
          <text:p/>
        </draw:line>
        <draw:line draw:style-name="gr66" draw:text-style-name="P14" draw:layer="layout" svg:x1="23.985cm" svg:y1="11.338cm" svg:x2="23.985cm" svg:y2="11.174cm">
          <text:p/>
        </draw:line>
        <draw:frame draw:style-name="gr65" draw:text-style-name="P13" draw:layer="layout" svg:width="0.678cm" svg:height="0.802cm" svg:x="23.445cm" svg:y="9.077cm">
          <draw:text-box>
            <text:p text:style-name="P22"><text:span text:style-name="T11">3</text:span></text:p>
          </draw:text-box>
        </draw:frame>
        <draw:g>
          <draw:line draw:style-name="gr74" draw:text-style-name="P7" draw:layer="layout" svg:x1="22.549cm" svg:y1="12.279cm" svg:x2="22.549cm" svg:y2="8.716cm">
            <text:p/>
          </draw:line>
          <draw:custom-shape draw:style-name="gr75" draw:text-style-name="P8" draw:layer="layout" svg:width="0.155cm" svg:height="0.311cm" svg:x="22.473cm" svg:y="8.5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73" draw:text-style-name="P23" draw:layer="layout" svg:width="0.2cm" svg:height="0.2cm" svg:x="23.888cm" svg:y="11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5" draw:layer="layout" svg:x1="23.989cm" svg:y1="10.566cm" svg:x2="23.989cm" svg:y2="11.255cm">
          <text:p/>
        </draw:line>
        <draw:custom-shape draw:style-name="gr70" draw:text-style-name="P15" draw:layer="layout" svg:width="0.2cm" svg:height="0.2cm" svg:x="23.887cm" svg:y="10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14" draw:layer="layout" svg:x1="23.985cm" svg:y1="11.254cm" svg:x2="24.931cm" svg:y2="12.179cm">
          <text:p/>
        </draw:line>
        <draw:line draw:style-name="gr66" draw:text-style-name="P14" draw:layer="layout" svg:x1="22.633cm" svg:y1="9.214cm" svg:x2="22.465cm" svg:y2="9.214cm">
          <text:p/>
        </draw:line>
        <presentation:notes draw:style-name="dp2">
          <draw:page-thumbnail draw:style-name="gr33" draw:layer="layout" svg:width="19.798cm" svg:height="11.136cm" svg:x="0.6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1">
        <draw:polygon draw:style-name="gr34" draw:text-style-name="P1" draw:layer="layout" svg:width="3.805cm" svg:height="3.417cm" svg:x="22.466cm" svg:y="1.856cm" svg:viewBox="0 0 3806 3418" draw:points="1206,0 0,3418 3806,2600">
          <text:p/>
        </draw:polygon>
        <draw:polygon draw:style-name="gr32" draw:text-style-name="P14" draw:layer="layout" svg:width="9.409cm" svg:height="4.523cm" draw:transform="rotate (-1.5707963267949) translate (7.79999999999999cm 1.98099999999999cm)" svg:viewBox="0 0 9410 4524" draw:points="0,4524 9391,4524 9410,0">
          <text:p/>
        </draw:polygon>
        <draw:line draw:style-name="gr32" draw:text-style-name="P14" draw:layer="layout" svg:x1="3.276cm" svg:y1="2.665cm" svg:x2="3.6cm" svg:y2="2.665cm">
          <text:p/>
        </draw:line>
        <draw:line draw:style-name="gr32" draw:text-style-name="P14" draw:layer="layout" svg:x1="3.276cm" svg:y1="3.4cm" svg:x2="3.929cm" svg:y2="3.4cm">
          <text:p/>
        </draw:line>
        <draw:line draw:style-name="gr32" draw:text-style-name="P14" draw:layer="layout" svg:x1="3.276cm" svg:y1="4.135cm" svg:x2="4.326cm" svg:y2="4.135cm">
          <text:p/>
        </draw:line>
        <draw:line draw:style-name="gr32" draw:text-style-name="P14" draw:layer="layout" svg:x1="3.276cm" svg:y1="9.865cm" svg:x2="7.051cm" svg:y2="9.865cm">
          <text:p/>
        </draw:line>
        <draw:line draw:style-name="gr32" draw:text-style-name="P14" draw:layer="layout" svg:x1="3.276cm" svg:y1="10.613cm" svg:x2="7.422cm" svg:y2="10.613cm">
          <text:p/>
        </draw:line>
        <draw:line draw:style-name="gr66" draw:text-style-name="P14" draw:layer="layout" svg:x1="3.276cm" svg:y1="11.027cm" svg:x2="3.6cm" svg:y2="11.027cm">
          <text:p/>
        </draw:line>
        <draw:line draw:style-name="gr66" draw:text-style-name="P14" draw:layer="layout" svg:x1="3.6cm" svg:y1="11.027cm" svg:x2="3.6cm" svg:y2="11.4cm">
          <text:p/>
        </draw:line>
        <draw:frame draw:style-name="gr12" draw:text-style-name="P25" draw:layer="layout" svg:width="0.887cm" svg:height="0.873cm" svg:x="2.885cm" svg:y="1.211cm">
          <draw:text-box>
            <text:p text:style-name="P24"><text:span text:style-name="T11">A</text:span></text:p>
          </draw:text-box>
        </draw:frame>
        <draw:frame draw:style-name="gr12" draw:text-style-name="P25" draw:layer="layout" svg:width="0.887cm" svg:height="0.873cm" svg:x="2.313cm" svg:y="2.236cm">
          <draw:text-box>
            <text:p text:style-name="P24"><text:span text:style-name="T11">B</text:span></text:p>
          </draw:text-box>
        </draw:frame>
        <draw:frame draw:style-name="gr12" draw:text-style-name="P12" draw:layer="layout" svg:width="0.887cm" svg:height="0.866cm" svg:x="2.713cm" svg:y="2.51cm">
          <draw:text-box>
            <text:p text:style-name="P26"><text:span text:style-name="T11">1</text:span></text:p>
          </draw:text-box>
        </draw:frame>
        <draw:frame draw:style-name="gr12" draw:text-style-name="P25" draw:layer="layout" svg:width="0.887cm" svg:height="0.873cm" svg:x="2.313cm" svg:y="2.921cm">
          <draw:text-box>
            <text:p text:style-name="P24"><text:span text:style-name="T11">B</text:span></text:p>
          </draw:text-box>
        </draw:frame>
        <draw:frame draw:style-name="gr12" draw:text-style-name="P12" draw:layer="layout" svg:width="0.887cm" svg:height="0.866cm" svg:x="2.713cm" svg:y="3.195cm">
          <draw:text-box>
            <text:p text:style-name="P26"><text:span text:style-name="T11">2</text:span></text:p>
          </draw:text-box>
        </draw:frame>
        <draw:frame draw:style-name="gr12" draw:text-style-name="P25" draw:layer="layout" svg:width="0.887cm" svg:height="0.873cm" svg:x="2.313cm" svg:y="3.595cm">
          <draw:text-box>
            <text:p text:style-name="P24"><text:span text:style-name="T11">B</text:span></text:p>
          </draw:text-box>
        </draw:frame>
        <draw:frame draw:style-name="gr12" draw:text-style-name="P12" draw:layer="layout" svg:width="0.887cm" svg:height="0.866cm" svg:x="2.713cm" svg:y="3.869cm">
          <draw:text-box>
            <text:p text:style-name="P26"><text:span text:style-name="T11">3</text:span></text:p>
          </draw:text-box>
        </draw:frame>
        <draw:frame draw:style-name="gr12" draw:text-style-name="P25" draw:layer="layout" svg:width="0.887cm" svg:height="0.873cm" svg:x="2.013cm" svg:y="9.332cm">
          <draw:text-box>
            <text:p text:style-name="P24"><text:span text:style-name="T11">B</text:span></text:p>
          </draw:text-box>
        </draw:frame>
        <draw:frame draw:style-name="gr12" draw:text-style-name="P12" draw:layer="layout" svg:width="1.387cm" svg:height="0.866cm" svg:x="2.413cm" svg:y="9.606cm">
          <draw:text-box>
            <text:p text:style-name="P26"><text:span text:style-name="T10">n</text:span><text:span text:style-name="T10">-</text:span><text:span text:style-name="T11">2</text:span></text:p>
          </draw:text-box>
        </draw:frame>
        <draw:frame draw:style-name="gr12" draw:text-style-name="P25" draw:layer="layout" svg:width="0.887cm" svg:height="0.873cm" svg:x="2.013cm" svg:y="10.06cm">
          <draw:text-box>
            <text:p text:style-name="P24"><text:span text:style-name="T11">B</text:span></text:p>
          </draw:text-box>
        </draw:frame>
        <draw:frame draw:style-name="gr12" draw:text-style-name="P12" draw:layer="layout" svg:width="1.387cm" svg:height="0.866cm" svg:x="2.413cm" svg:y="10.334cm">
          <draw:text-box>
            <text:p text:style-name="P26"><text:span text:style-name="T3">n</text:span><text:span text:style-name="T3">-</text:span><text:span text:style-name="T4">1</text:span></text:p>
          </draw:text-box>
        </draw:frame>
        <draw:frame draw:style-name="gr12" draw:text-style-name="P25" draw:layer="layout" svg:width="0.887cm" svg:height="0.873cm" svg:x="3.6cm" svg:y="2.2cm">
          <draw:text-box>
            <text:p text:style-name="P24"><text:span text:style-name="T11">C</text:span></text:p>
          </draw:text-box>
        </draw:frame>
        <draw:frame draw:style-name="gr12" draw:text-style-name="P12" draw:layer="layout" svg:width="0.887cm" svg:height="0.866cm" svg:x="4cm" svg:y="2.474cm">
          <draw:text-box>
            <text:p text:style-name="P26"><text:span text:style-name="T11">1</text:span></text:p>
          </draw:text-box>
        </draw:frame>
        <draw:frame draw:style-name="gr12" draw:text-style-name="P25" draw:layer="layout" svg:width="0.887cm" svg:height="0.873cm" svg:x="4cm" svg:y="2.995cm">
          <draw:text-box>
            <text:p text:style-name="P24"><text:span text:style-name="T11">C</text:span></text:p>
          </draw:text-box>
        </draw:frame>
        <draw:frame draw:style-name="gr12" draw:text-style-name="P12" draw:layer="layout" svg:width="0.887cm" svg:height="0.866cm" svg:x="4.4cm" svg:y="3.269cm">
          <draw:text-box>
            <text:p text:style-name="P26"><text:span text:style-name="T11">2</text:span></text:p>
          </draw:text-box>
        </draw:frame>
        <draw:frame draw:style-name="gr12" draw:text-style-name="P25" draw:layer="layout" svg:width="0.887cm" svg:height="0.873cm" svg:x="4.264cm" svg:y="3.669cm">
          <draw:text-box>
            <text:p text:style-name="P24"><text:span text:style-name="T11">C</text:span></text:p>
          </draw:text-box>
        </draw:frame>
        <draw:frame draw:style-name="gr12" draw:text-style-name="P12" draw:layer="layout" svg:width="0.887cm" svg:height="0.866cm" svg:x="4.664cm" svg:y="3.943cm">
          <draw:text-box>
            <text:p text:style-name="P26"><text:span text:style-name="T11">3</text:span></text:p>
          </draw:text-box>
        </draw:frame>
        <draw:frame draw:style-name="gr12" draw:text-style-name="P25" draw:layer="layout" svg:width="0.887cm" svg:height="0.873cm" svg:x="7.2cm" svg:y="9.26cm">
          <draw:text-box>
            <text:p text:style-name="P24"><text:span text:style-name="T11">C</text:span></text:p>
          </draw:text-box>
        </draw:frame>
        <draw:frame draw:style-name="gr12" draw:text-style-name="P12" draw:layer="layout" svg:width="1.6cm" svg:height="0.866cm" svg:x="7.6cm" svg:y="9.534cm">
          <draw:text-box>
            <text:p text:style-name="P26"><text:span text:style-name="T3">n</text:span><text:span text:style-name="T3">-</text:span><text:span text:style-name="T4">2</text:span></text:p>
          </draw:text-box>
        </draw:frame>
        <draw:frame draw:style-name="gr12" draw:text-style-name="P25" draw:layer="layout" svg:width="0.887cm" svg:height="0.873cm" svg:x="7.513cm" svg:y="10.06cm">
          <draw:text-box>
            <text:p text:style-name="P24"><text:span text:style-name="T11">C</text:span></text:p>
          </draw:text-box>
        </draw:frame>
        <draw:frame draw:style-name="gr12" draw:text-style-name="P12" draw:layer="layout" svg:width="1.287cm" svg:height="0.866cm" svg:x="7.913cm" svg:y="10.334cm">
          <draw:text-box>
            <text:p text:style-name="P26"><text:span text:style-name="T3">n</text:span><text:span text:style-name="T3">-</text:span><text:span text:style-name="T4">1</text:span></text:p>
          </draw:text-box>
        </draw:frame>
        <draw:frame draw:style-name="gr12" draw:text-style-name="P25" draw:layer="layout" svg:width="0.887cm" svg:height="0.873cm" svg:x="7.829cm" svg:y="10.891cm">
          <draw:text-box>
            <text:p text:style-name="P24"><text:span text:style-name="T11">C</text:span></text:p>
          </draw:text-box>
        </draw:frame>
        <draw:frame draw:style-name="gr12" draw:text-style-name="P25" draw:layer="layout" svg:width="0.887cm" svg:height="0.873cm" svg:x="2.473cm" svg:y="10.927cm">
          <draw:text-box>
            <text:p text:style-name="P24"><text:span text:style-name="T11">B</text:span></text:p>
          </draw:text-box>
        </draw:frame>
        <draw:frame draw:style-name="gr12" draw:text-style-name="P25" draw:layer="layout" svg:width="0.887cm" svg:height="0.873cm" svg:x="3.713cm" svg:y="5.182cm">
          <draw:text-box>
            <text:p text:style-name="P24"><text:span text:style-name="T11">.</text:span></text:p>
          </draw:text-box>
        </draw:frame>
        <draw:frame draw:style-name="gr12" draw:text-style-name="P25" draw:layer="layout" svg:width="0.887cm" svg:height="0.873cm" svg:x="3.713cm" svg:y="5.964cm">
          <draw:text-box>
            <text:p text:style-name="P24"><text:span text:style-name="T11">.</text:span></text:p>
          </draw:text-box>
        </draw:frame>
        <draw:frame draw:style-name="gr12" draw:text-style-name="P25" draw:layer="layout" svg:width="0.887cm" svg:height="0.873cm" svg:x="3.713cm" svg:y="6.763cm">
          <draw:text-box>
            <text:p text:style-name="P24"><text:span text:style-name="T11">.</text:span></text:p>
          </draw:text-box>
        </draw:frame>
        <draw:custom-shape draw:style-name="gr76" draw:text-style-name="P14" draw:layer="layout" svg:width="2.6cm" svg:height="2.6cm" svg:x="22.466cm" svg:y="2.673cm">
          <text:p/>
          <draw:enhanced-geometry svg:viewBox="0 0 21600 21600" draw:type="rectangle" draw:enhanced-path="M 0 0 L 21600 0 21600 21600 0 21600 0 0 Z N"/>
        </draw:custom-shape>
        <draw:line draw:style-name="gr32" draw:text-style-name="P14" draw:layer="layout" svg:x1="23.672cm" svg:y1="1.856cm" svg:x2="26.272cm" svg:y2="1.856cm">
          <text:p/>
        </draw:line>
        <draw:line draw:style-name="gr32" draw:text-style-name="P14" draw:layer="layout" svg:x1="26.272cm" svg:y1="4.456cm" svg:x2="26.272cm" svg:y2="1.856cm">
          <text:p/>
        </draw:line>
        <draw:line draw:style-name="gr13" draw:text-style-name="P14" draw:layer="layout" svg:x1="23.672cm" svg:y1="4.456cm" svg:x2="23.672cm" svg:y2="1.856cm">
          <text:p/>
        </draw:line>
        <draw:line draw:style-name="gr13" draw:text-style-name="P14" draw:layer="layout" svg:x1="26.272cm" svg:y1="4.456cm" svg:x2="23.672cm" svg:y2="4.456cm">
          <text:p/>
        </draw:line>
        <draw:line draw:style-name="gr32" draw:text-style-name="P14" draw:layer="layout" svg:x1="23.672cm" svg:y1="1.856cm" svg:x2="22.466cm" svg:y2="2.673cm">
          <text:p/>
        </draw:line>
        <draw:line draw:style-name="gr32" draw:text-style-name="P14" draw:layer="layout" svg:x1="25.066cm" svg:y1="2.673cm" svg:x2="26.272cm" svg:y2="1.856cm">
          <text:p/>
        </draw:line>
        <draw:line draw:style-name="gr32" draw:text-style-name="P14" draw:layer="layout" svg:x1="26.272cm" svg:y1="4.456cm" svg:x2="25.066cm" svg:y2="5.273cm">
          <text:p/>
        </draw:line>
        <draw:line draw:style-name="gr13" draw:text-style-name="P14" draw:layer="layout" svg:x1="22.466cm" svg:y1="5.273cm" svg:x2="23.672cm" svg:y2="4.456cm">
          <text:p/>
        </draw:line>
        <draw:line draw:style-name="gr13" draw:text-style-name="P14" draw:layer="layout" svg:x1="22.466cm" svg:y1="5.274cm" svg:x2="23.672cm" svg:y2="1.856cm">
          <text:p/>
        </draw:line>
        <draw:line draw:style-name="gr13" draw:text-style-name="P14" draw:layer="layout" svg:x1="26.272cm" svg:y1="4.456cm" svg:x2="23.672cm" svg:y2="1.856cm">
          <text:p/>
        </draw:line>
        <draw:line draw:style-name="gr13" draw:text-style-name="P14" draw:layer="layout" svg:x1="26.272cm" svg:y1="4.456cm" svg:x2="22.466cm" svg:y2="5.274cm">
          <text:p/>
        </draw:line>
        <draw:frame draw:style-name="gr12" draw:text-style-name="P10" draw:layer="layout" svg:width="0.887cm" svg:height="0.866cm" svg:x="23.113cm" svg:y="1.2cm">
          <draw:text-box>
            <text:p text:style-name="P27"><text:span text:style-name="T11">A</text:span></text:p>
          </draw:text-box>
        </draw:frame>
        <draw:frame draw:style-name="gr12" draw:text-style-name="P10" draw:layer="layout" svg:width="0.887cm" svg:height="0.866cm" svg:x="21.8cm" svg:y="2.328cm">
          <draw:text-box>
            <text:p text:style-name="P27"><text:span text:style-name="T11">B</text:span></text:p>
          </draw:text-box>
        </draw:frame>
        <draw:frame draw:style-name="gr12" draw:text-style-name="P10" draw:layer="layout" svg:width="0.887cm" svg:height="0.866cm" svg:x="24.495cm" svg:y="2.019cm">
          <draw:text-box>
            <text:p text:style-name="P27"><text:span text:style-name="T11">C</text:span></text:p>
          </draw:text-box>
        </draw:frame>
        <draw:frame draw:style-name="gr12" draw:text-style-name="P10" draw:layer="layout" svg:width="0.887cm" svg:height="0.866cm" svg:x="26.018cm" svg:y="1.219cm">
          <draw:text-box>
            <text:p text:style-name="P27"><text:span text:style-name="T11">D</text:span></text:p>
          </draw:text-box>
        </draw:frame>
        <draw:frame draw:style-name="gr12" draw:text-style-name="P10" draw:layer="layout" svg:width="0.887cm" svg:height="0.866cm" svg:x="26.113cm" svg:y="3.928cm">
          <draw:text-box>
            <text:p text:style-name="P27"><text:span text:style-name="T11">H</text:span></text:p>
          </draw:text-box>
        </draw:frame>
        <draw:frame draw:style-name="gr12" draw:text-style-name="P10" draw:layer="layout" svg:width="0.887cm" svg:height="0.866cm" svg:x="24.8cm" svg:y="5.062cm">
          <draw:text-box>
            <text:p text:style-name="P27"><text:span text:style-name="T11">G</text:span></text:p>
          </draw:text-box>
        </draw:frame>
        <draw:frame draw:style-name="gr12" draw:text-style-name="P10" draw:layer="layout" svg:width="0.887cm" svg:height="0.866cm" svg:x="21.913cm" svg:y="5.062cm">
          <draw:text-box>
            <text:p text:style-name="P27"><text:span text:style-name="T11">F</text:span></text:p>
          </draw:text-box>
        </draw:frame>
        <draw:frame draw:style-name="gr12" draw:text-style-name="P10" draw:layer="layout" svg:width="0.887cm" svg:height="0.866cm" svg:x="23.495cm" svg:y="3.808cm">
          <draw:text-box>
            <text:p text:style-name="P27"><text:span text:style-name="T11">E</text:span></text:p>
          </draw:text-box>
        </draw:frame>
        <draw:custom-shape draw:style-name="gr77" draw:text-style-name="P14" draw:layer="layout" svg:width="4.055cm" svg:height="2.045cm" svg:x="11.945cm" svg:y="8.35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14" draw:layer="layout" svg:width="3.695cm" svg:height="1.748cm" svg:x="12.117cm" svg:y="8.51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6" draw:text-style-name="P5" draw:layer="layout" svg:x1="9.8cm" svg:y1="4.375cm" svg:x2="17.871cm" svg:y2="4.375cm">
            <text:p/>
          </draw:line>
          <draw:custom-shape draw:style-name="gr7" draw:text-style-name="P6" draw:layer="layout" svg:width="0.164cm" svg:height="0.329cm" draw:transform="rotate (-1.5707963267949) translate (18.2cm 4.29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0" draw:text-style-name="P20" draw:layer="layout" svg:width="0.701cm" svg:height="0.738cm" svg:x="11.476cm" svg:y="1.346cm">
          <draw:text-box>
            <text:p text:style-name="P19"><text:span text:style-name="T10">y</text:span></text:p>
          </draw:text-box>
        </draw:frame>
        <draw:frame draw:style-name="gr11" draw:text-style-name="P20" draw:layer="layout" svg:width="0.561cm" svg:height="0.737cm" svg:x="18.146cm" svg:y="4.054cm">
          <draw:text-box>
            <text:p text:style-name="P19"><text:span text:style-name="T10">x</text:span></text:p>
          </draw:text-box>
        </draw:frame>
        <draw:frame draw:style-name="gr12" draw:text-style-name="P21" draw:layer="layout" svg:width="0.887cm" svg:height="0.866cm" svg:x="11.713cm" svg:y="4.334cm">
          <draw:text-box>
            <text:p text:style-name="P19"><text:span text:style-name="T11">O</text:span></text:p>
          </draw:text-box>
        </draw:frame>
        <draw:line draw:style-name="gr32" draw:text-style-name="P14" draw:layer="layout" svg:x1="11.828cm" svg:y1="2.6cm" svg:x2="10cm" svg:y2="4.4cm">
          <text:p/>
        </draw:line>
        <draw:frame draw:style-name="gr65" draw:text-style-name="P21" draw:layer="layout" svg:width="0.972cm" svg:height="0.802cm" svg:x="11.828cm" svg:y="2.286cm">
          <draw:text-box>
            <text:p text:style-name="P19"><text:span text:style-name="T11">2</text:span><text:span text:style-name="T10">π</text:span></text:p>
          </draw:text-box>
        </draw:frame>
        <draw:g>
          <draw:line draw:style-name="gr79" draw:text-style-name="P7" draw:layer="layout" svg:x1="11.828cm" svg:y1="5.6cm" svg:x2="11.828cm" svg:y2="2.037cm">
            <text:p/>
          </draw:line>
          <draw:custom-shape draw:style-name="gr80" draw:text-style-name="P8" draw:layer="layout" svg:width="0.155cm" svg:height="0.311cm" svg:x="11.752cm" svg:y="1.9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73" draw:text-style-name="P23" draw:layer="layout" svg:width="0.2cm" svg:height="0.2cm" svg:x="9.946cm" svg:y="4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5" draw:text-style-name="P21" draw:layer="layout" svg:width="1.372cm" svg:height="0.802cm" svg:x="9.636cm" svg:y="4.362cm">
          <draw:text-box>
            <text:p text:style-name="P19"><text:span text:style-name="T11">-2</text:span><text:span text:style-name="T10">π</text:span></text:p>
          </draw:text-box>
        </draw:frame>
        <draw:frame draw:style-name="gr65" draw:text-style-name="P21" draw:layer="layout" svg:width="1.372cm" svg:height="0.802cm" svg:x="13.272cm" svg:y="4.362cm">
          <draw:text-box>
            <text:p text:style-name="P19"><text:span text:style-name="T11">2</text:span><text:span text:style-name="T10">π</text:span></text:p>
          </draw:text-box>
        </draw:frame>
        <draw:frame draw:style-name="gr65" draw:text-style-name="P21" draw:layer="layout" svg:width="1.372cm" svg:height="0.802cm" svg:x="15.082cm" svg:y="4.362cm">
          <draw:text-box>
            <text:p text:style-name="P19"><text:span text:style-name="T11">4</text:span><text:span text:style-name="T10">π</text:span></text:p>
          </draw:text-box>
        </draw:frame>
        <draw:line draw:style-name="gr32" draw:text-style-name="P14" draw:layer="layout" svg:x1="13.614cm" svg:y1="2.6cm" svg:x2="11.786cm" svg:y2="4.4cm">
          <text:p/>
        </draw:line>
        <draw:custom-shape draw:style-name="gr70" draw:text-style-name="P15" draw:layer="layout" svg:width="0.2cm" svg:height="0.2cm" svg:x="13.515cm" svg:y="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3" draw:layer="layout" svg:width="0.2cm" svg:height="0.2cm" svg:x="11.732cm" svg:y="4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4" draw:layer="layout" svg:x1="15.391cm" svg:y1="2.6cm" svg:x2="13.563cm" svg:y2="4.4cm">
          <text:p/>
        </draw:line>
        <draw:custom-shape draw:style-name="gr70" draw:text-style-name="P15" draw:layer="layout" svg:width="0.2cm" svg:height="0.2cm" svg:x="15.292cm" svg:y="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3" draw:layer="layout" svg:width="0.2cm" svg:height="0.2cm" svg:x="13.509cm" svg:y="4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4" draw:layer="layout" svg:x1="17.158cm" svg:y1="2.6cm" svg:x2="15.33cm" svg:y2="4.4cm">
          <text:p/>
        </draw:line>
        <draw:custom-shape draw:style-name="gr70" draw:text-style-name="P15" draw:layer="layout" svg:width="0.2cm" svg:height="0.2cm" svg:x="17.059cm" svg:y="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3" draw:layer="layout" svg:width="0.2cm" svg:height="0.2cm" svg:x="15.276cm" svg:y="4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4" draw:layer="layout" svg:x1="18cm" svg:y1="3.549cm" svg:x2="17.135cm" svg:y2="4.4cm">
          <text:p/>
        </draw:line>
        <draw:custom-shape draw:style-name="gr73" draw:text-style-name="P23" draw:layer="layout" svg:width="0.2cm" svg:height="0.2cm" svg:x="17.081cm" svg:y="4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4" draw:layer="layout" svg:x1="10.054cm" svg:y1="2.6cm" svg:x2="9.826cm" svg:y2="2.824cm">
          <text:p/>
        </draw:line>
        <draw:custom-shape draw:style-name="gr70" draw:text-style-name="P15" draw:layer="layout" svg:width="0.2cm" svg:height="0.2cm" svg:x="9.955cm" svg:y="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5" draw:layer="layout" svg:width="0.2cm" svg:height="0.2cm" svg:x="11.729cm" svg:y="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4" draw:layer="layout" svg:width="2.4cm" svg:height="2.4cm" svg:x="20.8cm" svg:y="7.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8" draw:layer="layout" svg:width="1.2cm" svg:height="1.2cm" svg:x="20.8cm" svg:y="9.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8" draw:layer="layout" svg:width="1.2cm" svg:height="1.2cm" svg:x="22cm" svg:y="9.6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4" draw:layer="layout" svg:width="0.8cm" svg:height="0.8cm" svg:x="20.8cm" svg:y="10.8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4" draw:layer="layout" svg:width="0.8cm" svg:height="0.8cm" svg:x="20.8cm" svg:y="11.6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4" draw:layer="layout" svg:width="1.6cm" svg:height="1.6cm" svg:x="21.6cm" svg:y="10.8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4" draw:layer="layout" svg:width="1.6cm" svg:height="1.6cm" svg:x="20.8cm" svg:y="12.4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4" draw:layer="layout" svg:width="0.8cm" svg:height="0.8cm" svg:x="22.4cm" svg:y="12.4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4" draw:layer="layout" svg:width="0.8cm" svg:height="0.8cm" svg:x="22.4cm" svg:y="13.2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8" draw:layer="layout" svg:width="2.2cm" svg:height="2.2cm" svg:x="23.2cm" svg:y="9.6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28" draw:layer="layout" svg:width="0.55cm" svg:height="0.55cm" svg:x="23.2cm" svg:y="11.8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28" draw:layer="layout" svg:width="0.55cm" svg:height="0.55cm" svg:x="23.2cm" svg:y="12.3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28" draw:layer="layout" svg:width="0.55cm" svg:height="0.55cm" svg:x="23.2cm" svg:y="12.9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28" draw:layer="layout" svg:width="0.55cm" svg:height="0.55cm" svg:x="23.2cm" svg:y="13.4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28" draw:layer="layout" svg:width="0.55cm" svg:height="0.55cm" svg:x="23.75cm" svg:y="13.4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8" draw:layer="layout" svg:width="0.55cm" svg:height="0.55cm" svg:x="24.3cm" svg:y="13.4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8" draw:layer="layout" svg:width="0.55cm" svg:height="0.55cm" svg:x="24.85cm" svg:y="13.4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8" draw:layer="layout" svg:width="1.65cm" svg:height="1.65cm" svg:x="23.75cm" svg:y="11.8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0.887cm" svg:height="0.866cm" svg:x="21.583cm" svg:y="8.117cm">
          <draw:text-box>
            <text:p text:style-name="P29">A</text:p>
          </draw:text-box>
        </draw:frame>
        <draw:frame draw:style-name="gr12" draw:text-style-name="P9" draw:layer="layout" svg:width="0.887cm" svg:height="0.866cm" svg:x="24.113cm" svg:y="12.315cm">
          <draw:text-box>
            <text:p text:style-name="P29">B</text:p>
          </draw:text-box>
        </draw:frame>
        <presentation:notes draw:style-name="dp2">
          <draw:page-thumbnail draw:style-name="gr33" draw:layer="layout" svg:width="19.798cm" svg:height="11.136cm" svg:x="0.6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1">
        <draw:frame draw:style-name="gr95" draw:text-style-name="P14" draw:layer="layout" svg:width="5.315cm" svg:height="3.183cm" svg:x="2.085cm" svg:y="2.2cm">
          <draw:image xlink:href="Pictures/1000000000000780000004383133A0179E423264.png" xlink:type="simple" xlink:show="embed" xlink:actuate="onLoad">
            <text:p/>
          </draw:image>
        </draw:frame>
        <draw:frame draw:style-name="gr96" draw:text-style-name="P14" draw:layer="layout" svg:width="5.799cm" svg:height="5.599cm" svg:x="10.601cm" svg:y="1.001cm">
          <draw:image xlink:href="Pictures/10000000000007800000043865A9E86862FFD2EB.png" xlink:type="simple" xlink:show="embed" xlink:actuate="onLoad">
            <text:p/>
          </draw:image>
        </draw:frame>
        <draw:frame draw:style-name="gr97" draw:text-style-name="P14" draw:layer="layout" svg:width="5.253cm" svg:height="5.423cm" svg:x="18.147cm" svg:y="1.377cm">
          <draw:image xlink:href="Pictures/10000000000007800000043871F5A6CEC62CAC1B.png" xlink:type="simple" xlink:show="embed" xlink:actuate="onLoad">
            <text:p/>
          </draw:image>
        </draw:frame>
        <draw:frame draw:style-name="gr98" draw:text-style-name="P14" draw:layer="layout" svg:width="8.598cm" svg:height="5.398cm" svg:x="4.802cm" svg:y="8.402cm">
          <draw:image xlink:href="Pictures/100000000000078000000438C43D0F5773C37E8E.png" xlink:type="simple" xlink:show="embed" xlink:actuate="onLoad">
            <text:p/>
          </draw:image>
        </draw:frame>
        <draw:frame draw:style-name="gr99" draw:text-style-name="P14" draw:layer="layout" svg:width="3.799cm" svg:height="3.999cm" svg:x="17.4cm" svg:y="9.801cm">
          <draw:image xlink:href="Pictures/100000000000078000000438C43D0F5773C37E8E.png" xlink:type="simple" xlink:show="embed" xlink:actuate="onLoad">
            <text:p/>
          </draw:image>
        </draw:frame>
        <presentation:notes draw:style-name="dp2">
          <draw:page-thumbnail draw:style-name="gr33" draw:layer="layout" svg:width="19.798cm" svg:height="11.136cm" svg:x="0.6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1">
        <draw:frame draw:style-name="gr100" draw:text-style-name="P14" draw:layer="layout" svg:width="8.73cm" svg:height="6.764cm" svg:x="2.6cm" svg:y="2.236cm">
          <draw:image xlink:href="Pictures/1000000000000780000004381F24D57F0AD96C83.png" xlink:type="simple" xlink:show="embed" xlink:actuate="onLoad">
            <text:p/>
          </draw:image>
        </draw:frame>
        <draw:frame draw:style-name="gr101" draw:text-style-name="P30" draw:layer="layout" svg:width="10.399cm" svg:height="7.999cm" svg:x="15.601cm" svg:y="2.001cm">
          <draw:image xlink:href="Pictures/100000000000078000000438DA43480242418D2D.png" xlink:type="simple" xlink:show="embed" xlink:actuate="onLoad">
            <text:p/>
          </draw:image>
        </draw:frame>
        <presentation:notes draw:style-name="dp2">
          <draw:page-thumbnail draw:style-name="gr33" draw:layer="layout" svg:width="19.798cm" svg:height="11.136cm" svg:x="0.6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1T1">
        <draw:frame draw:style-name="gr102" draw:text-style-name="P30" draw:layer="layout" svg:width="3.999cm" svg:height="4.799cm" svg:x="6.4cm" svg:y="1cm">
          <draw:image xlink:href="Pictures/1000000000000780000004387514C36006567F20.png" xlink:type="simple" xlink:show="embed" xlink:actuate="onLoad">
            <text:p/>
          </draw:image>
        </draw:frame>
        <draw:frame draw:style-name="gr103" draw:text-style-name="P30" draw:layer="layout" svg:width="3.799cm" svg:height="3.999cm" svg:x="13.001cm" svg:y="2cm">
          <draw:image xlink:href="Pictures/100000000000078000000438BFBEECD136CE0EF2.png" xlink:type="simple" xlink:show="embed" xlink:actuate="onLoad">
            <text:p/>
          </draw:image>
        </draw:frame>
        <draw:frame draw:style-name="gr104" draw:text-style-name="P30" draw:layer="layout" svg:width="4.799cm" svg:height="4.799cm" svg:x="6.401cm" svg:y="7.401cm">
          <draw:image xlink:href="Pictures/100000000000078000000438AE8C8DEF33A7E80C.png" xlink:type="simple" xlink:show="embed" xlink:actuate="onLoad">
            <text:p/>
          </draw:image>
        </draw:frame>
        <draw:frame draw:style-name="gr105" draw:text-style-name="P30" draw:layer="layout" svg:width="6.399cm" svg:height="3.599cm" svg:x="12.801cm" svg:y="8.401cm">
          <draw:image xlink:href="Pictures/100000000000078000000438812DD367F4477F24.png" xlink:type="simple" xlink:show="embed" xlink:actuate="onLoad">
            <text:p/>
          </draw:image>
        </draw:frame>
        <presentation:notes draw:style-name="dp2">
          <draw:page-thumbnail draw:style-name="gr33" draw:layer="layout" svg:width="19.798cm" svg:height="11.136cm" svg:x="0.6cm" svg:y="2.257cm" draw:page-number="7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Main" svg:font-family="MathJax_Main" style:font-pitch="variable"/>
    <style:font-face style:name="MathJax_Math" svg:font-family="MathJax_Math" style:font-pitch="variable"/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나눔고딕" fo:font-size="24pt" fo:language="en" fo:country="US" style:font-name-asian="나눔고딕1" style:font-size-asian="24pt" style:language-asian="ko" style:country-asian="KR" style:font-name-complex="나눔고딕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44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2-14T23:20:10.388893283</meta:creation-date>
    <dc:date>2024-03-27T23:20:41.492721220</dc:date>
    <meta:editing-duration>PT2H40M49S</meta:editing-duration>
    <meta:editing-cycles>33</meta:editing-cycles>
    <meta:generator>LibreOffice/6.0.7.3$Linux_X86_64 LibreOffice_project/00m0$Build-3</meta:generator>
    <meta:document-statistic meta:object-count="578"/>
  </office:meta>
</office:document-meta>
</file>